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1" svg:font-family="StarSymbol" style:font-pitch="variable" style:font-charset="x-symbol"/>
    <style:font-face style:name="Arial" svg:font-family="Arial, Helvetica"/>
    <style:font-face style:name="StarSymbol3"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ffffff"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ffffff"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0.6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ffffff"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Text_20_body">
      <style:paragraph-properties fo:padding="0cm" fo:border="none"/>
    </style:style>
    <style:style style:name="P14" style:family="paragraph" style:parent-style-name="Text_20_body">
      <style:paragraph-properties fo:padding="0cm" fo:border="none"/>
      <style:text-properties style:text-line-through-style="solid"/>
    </style:style>
    <style:style style:name="P15" style:family="paragraph" style:parent-style-name="Text_20_body">
      <style:paragraph-properties fo:padding="0cm" fo:border="none"/>
      <style:text-properties fo:background-color="#f8d583"/>
    </style:style>
    <style:style style:name="P16" style:family="paragraph" style:parent-style-name="Text_20_body">
      <style:paragraph-properties fo:padding="0cm" fo:border="none"/>
      <style:text-properties fo:background-color="transparent"/>
    </style:style>
    <style:style style:name="P17" style:family="paragraph" style:parent-style-name="Text_20_body">
      <style:paragraph-properties fo:padding="0cm" fo:border="none"/>
      <style:text-properties fo:background-color="#ed9b09"/>
    </style:style>
    <style:style style:name="P1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paragraph-properties fo:text-align="center" style:justify-single-word="false"/>
    </style:style>
    <style:style style:name="P22" style:family="paragraph" style:parent-style-name="Standard">
      <style:text-properties fo:color="#ff0000" fo:font-size="10pt" style:font-size-asian="10pt" style:font-size-complex="10pt"/>
    </style:style>
    <style:style style:name="P23" style:family="paragraph" style:parent-style-name="Standard">
      <style:text-properties fo:color="#000000" style:font-name="Albany2" fo:font-size="8pt" fo:font-weight="normal" style:font-size-asian="8pt" style:font-weight-asian="normal" style:font-size-complex="8pt" style:font-weight-complex="normal"/>
    </style:style>
    <style:style style:name="P24" style:family="paragraph" style:parent-style-name="Standard">
      <style:text-properties style:text-line-through-style="solid"/>
    </style:style>
    <style:style style:name="P25" style:family="paragraph" style:parent-style-name="Standard">
      <style:text-properties fo:background-color="#f8d583"/>
    </style:style>
    <style:style style:name="P26" style:family="paragraph" style:parent-style-name="Table_20_Heading">
      <style:paragraph-properties fo:text-align="start" style:justify-single-word="false"/>
    </style:style>
    <style:style style:name="P27" style:family="paragraph" style:parent-style-name="Table_20_Heading">
      <style:paragraph-properties fo:text-align="start" style:justify-single-word="false"/>
      <style:text-properties fo:background-color="transparent"/>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paragraph-properties fo:text-align="justify" style:justify-single-word="false"/>
      <style:text-properties fo:font-weight="bold" style:font-weight-asian="bold"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2" style:family="paragraph" style:parent-style-name="Table_20_Contents">
      <style:text-properties fo:color="#ff0000"/>
    </style:style>
    <style:style style:name="P33" style:family="paragraph" style:parent-style-name="Table_20_Contents">
      <style:text-properties style:text-line-through-style="solid"/>
    </style:style>
    <style:style style:name="P34" style:family="paragraph" style:parent-style-name="Section">
      <style:paragraph-properties fo:padding="0.199cm" fo:border="0.002cm solid #000000"/>
    </style:style>
    <style:style style:name="P35" style:family="paragraph" style:parent-style-name="Standard">
      <style:paragraph-properties fo:break-before="page"/>
    </style:style>
    <style:style style:name="P36" style:family="paragraph" style:parent-style-name="Section_20_Heading">
      <style:paragraph-properties fo:break-before="page"/>
    </style:style>
    <style:style style:name="P37"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8"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9"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0"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1"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4"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5"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6"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7"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8"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9"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style:text-line-through-style="solid"/>
    </style:style>
    <style:style style:name="P52" style:family="paragraph" style:parent-style-name="Text_20_body">
      <style:text-properties style:text-line-through-style="solid" fo:background-color="#ffff00"/>
    </style:style>
    <style:style style:name="P53" style:family="paragraph" style:parent-style-name="Text_20_body">
      <style:text-properties fo:background-color="#f8d583"/>
    </style:style>
    <style:style style:name="P54" style:family="paragraph" style:parent-style-name="Text_20_body">
      <style:text-properties fo:background-color="#ed9b09"/>
    </style:style>
    <style:style style:name="P55" style:family="paragraph" style:parent-style-name="Section">
      <style:text-properties fo:font-weight="bold" style:font-weight-asian="bold" style:font-weight-complex="bold"/>
    </style:style>
    <style:style style:name="P56" style:family="paragraph" style:parent-style-name="Heading_20_1" style:master-page-name="">
      <style:paragraph-properties fo:keep-together="always" style:page-number="auto" fo:break-before="page"/>
    </style:style>
    <style:style style:name="P57" style:family="paragraph" style:parent-style-name="Heading_20_3">
      <style:text-properties style:text-line-through-style="solid"/>
    </style:style>
    <style:style style:name="P5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9"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60"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61"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2" style:family="paragraph" style:parent-style-name="Section" style:master-page-name="">
      <style:paragraph-properties style:page-number="auto" fo:keep-with-next="always"/>
    </style:style>
    <style:style style:name="P63" style:family="paragraph" style:parent-style-name="Section" style:master-page-name="">
      <style:paragraph-properties style:page-number="auto" fo:padding="0cm" fo:border="none" fo:keep-with-next="always"/>
    </style:style>
    <style:style style:name="P64" style:family="paragraph" style:parent-style-name="Text_20_body">
      <style:paragraph-properties fo:margin-left="2cm" fo:margin-right="0cm" fo:text-indent="0cm" style:auto-text-indent="false" fo:background-color="#e6e6e6">
        <style:background-image/>
      </style:paragraph-properties>
    </style:style>
    <style:style style:name="P65" style:family="paragraph" style:parent-style-name="Heading_20_2" style:master-page-name="">
      <style:paragraph-properties style:page-number="auto" fo:break-before="auto" fo:break-after="auto"/>
    </style:style>
    <style:style style:name="P66" style:family="paragraph" style:parent-style-name="Text_20_body" style:list-style-name="L3"/>
    <style:style style:name="P67" style:family="paragraph" style:parent-style-name="Text_20_body" style:list-style-name="L3"/>
    <style:style style:name="P68" style:family="paragraph" style:parent-style-name="Text_20_body" style:list-style-name="L3"/>
    <style:style style:name="P69" style:family="paragraph" style:parent-style-name="Text_20_body" style:list-style-name="L3"/>
    <style:style style:name="P70" style:family="paragraph" style:parent-style-name="Text_20_body" style:list-style-name="L3"/>
    <style:style style:name="P71" style:family="paragraph" style:parent-style-name="Text_20_body" style:list-style-name="L3"/>
    <style:style style:name="P72" style:family="paragraph" style:parent-style-name="Text_20_body" style:list-style-name="L3"/>
    <style:style style:name="P73" style:family="paragraph" style:parent-style-name="Text_20_body" style:list-style-name="L3"/>
    <style:style style:name="P74" style:family="paragraph" style:parent-style-name="Text_20_body" style:list-style-name="L3"/>
    <style:style style:name="P75" style:family="paragraph" style:parent-style-name="Text_20_body" style:list-style-name="L3"/>
    <style:style style:name="P76" style:family="paragraph" style:parent-style-name="Text_20_body" style:list-style-name="L3"/>
    <style:style style:name="P77" style:family="paragraph" style:parent-style-name="Text_20_body" style:list-style-name="L3"/>
    <style:style style:name="P78" style:family="paragraph" style:parent-style-name="Text_20_body" style:list-style-name="L3"/>
    <style:style style:name="P79" style:family="paragraph" style:parent-style-name="Text_20_body" style:list-style-name="L3"/>
    <style:style style:name="P80" style:family="paragraph" style:parent-style-name="Text_20_body" style:list-style-name="L3"/>
    <style:style style:name="P81" style:family="paragraph" style:parent-style-name="Text_20_body" style:list-style-name="L3"/>
    <style:style style:name="P82" style:family="paragraph" style:parent-style-name="Text_20_body" style:list-style-name="L3"/>
    <style:style style:name="P83" style:family="paragraph" style:parent-style-name="Text_20_body" style:list-style-name="L3"/>
    <style:style style:name="P84" style:family="paragraph" style:parent-style-name="Text_20_body" style:list-style-name="L3"/>
    <style:style style:name="P85" style:family="paragraph" style:parent-style-name="Text_20_body" style:list-style-name="L3"/>
    <style:style style:name="P86" style:family="paragraph" style:parent-style-name="Text_20_body" style:list-style-name="L3"/>
    <style:style style:name="P87" style:family="paragraph" style:parent-style-name="Text_20_body" style:list-style-name="L3"/>
    <style:style style:name="P88" style:family="paragraph" style:parent-style-name="Text_20_body" style:list-style-name="L3"/>
    <style:style style:name="P89" style:family="paragraph" style:parent-style-name="Text_20_body" style:list-style-name="L3"/>
    <style:style style:name="P90" style:family="paragraph" style:parent-style-name="Text_20_body" style:list-style-name="L3"/>
    <style:style style:name="P91" style:family="paragraph" style:parent-style-name="Text_20_body" style:list-style-name="L3"/>
    <style:style style:name="P92" style:family="paragraph" style:parent-style-name="Text_20_body" style:list-style-name="L3"/>
    <style:style style:name="P93" style:family="paragraph" style:parent-style-name="Text_20_body" style:list-style-name="L3"/>
    <style:style style:name="P94" style:family="paragraph" style:parent-style-name="Text_20_body" style:list-style-name="L3"/>
    <style:style style:name="P95" style:family="paragraph" style:parent-style-name="Text_20_body" style:list-style-name="L3"/>
    <style:style style:name="P96" style:family="paragraph" style:parent-style-name="Text_20_body" style:list-style-name="L3"/>
    <style:style style:name="P97" style:family="paragraph" style:parent-style-name="Text_20_body" style:list-style-name="L3"/>
    <style:style style:name="P98" style:family="paragraph" style:parent-style-name="Text_20_body" style:list-style-name="L3"/>
    <style:style style:name="P99" style:family="paragraph" style:parent-style-name="Text_20_body" style:list-style-name="L4"/>
    <style:style style:name="P100" style:family="paragraph" style:parent-style-name="Text_20_body" style:list-style-name="L3"/>
    <style:style style:name="P101" style:family="paragraph" style:parent-style-name="Text_20_body" style:list-style-name="L5"/>
    <style:style style:name="P102" style:family="paragraph" style:parent-style-name="Text_20_body" style:list-style-name="L5"/>
    <style:style style:name="P103" style:family="paragraph" style:parent-style-name="Text_20_body" style:list-style-name="L5"/>
    <style:style style:name="P104" style:family="paragraph" style:parent-style-name="Text_20_body" style:list-style-name="L5"/>
    <style:style style:name="P105" style:family="paragraph" style:parent-style-name="Text_20_body" style:list-style-name="L5"/>
    <style:style style:name="P106" style:family="paragraph" style:parent-style-name="Text_20_body" style:list-style-name="L5"/>
    <style:style style:name="P107" style:family="paragraph" style:parent-style-name="Text_20_body" style:list-style-name="L5"/>
    <style:style style:name="P108" style:family="paragraph" style:parent-style-name="Text_20_body" style:list-style-name="L5"/>
    <style:style style:name="P109" style:family="paragraph" style:parent-style-name="Text_20_body" style:list-style-name="L6"/>
    <style:style style:name="P110" style:family="paragraph" style:parent-style-name="Text_20_body" style:list-style-name="L6"/>
    <style:style style:name="P111" style:family="paragraph" style:parent-style-name="Text_20_body" style:list-style-name="L6"/>
    <style:style style:name="P112" style:family="paragraph" style:parent-style-name="Text_20_body" style:list-style-name="L7"/>
    <style:style style:name="P113" style:family="paragraph" style:parent-style-name="Text_20_body" style:list-style-name="L7"/>
    <style:style style:name="P114" style:family="paragraph" style:parent-style-name="Text_20_body" style:list-style-name="L7"/>
    <style:style style:name="P115" style:family="paragraph" style:parent-style-name="Text_20_body" style:list-style-name="L7"/>
    <style:style style:name="P116" style:family="paragraph" style:parent-style-name="Text_20_body" style:list-style-name="L7"/>
    <style:style style:name="P117" style:family="paragraph" style:parent-style-name="Text_20_body" style:list-style-name="L8"/>
    <style:style style:name="P118" style:family="paragraph" style:parent-style-name="Text_20_body" style:list-style-name="L5"/>
    <style:style style:name="P119" style:family="paragraph" style:parent-style-name="Text_20_body" style:list-style-name="L8"/>
    <style:style style:name="P120" style:family="paragraph" style:parent-style-name="Text_20_body" style:list-style-name="L9"/>
    <style:style style:name="P121" style:family="paragraph" style:parent-style-name="Text_20_body" style:list-style-name="L9"/>
    <style:style style:name="P122" style:family="paragraph" style:parent-style-name="Text_20_body" style:list-style-name="L9"/>
    <style:style style:name="P123" style:family="paragraph" style:parent-style-name="Text_20_body" style:list-style-name="L9"/>
    <style:style style:name="P124" style:family="paragraph" style:parent-style-name="Text_20_body" style:list-style-name="L9"/>
    <style:style style:name="P125" style:family="paragraph" style:parent-style-name="Text_20_body" style:list-style-name="L9">
      <style:text-properties style:text-line-through-style="solid"/>
    </style:style>
    <style:style style:name="P126" style:family="paragraph" style:parent-style-name="Text_20_body" style:list-style-name="L9">
      <style:text-properties style:text-line-through-style="solid"/>
    </style:style>
    <style:style style:name="P127" style:family="paragraph" style:parent-style-name="Text_20_body" style:list-style-name="L9">
      <style:text-properties style:text-line-through-style="solid"/>
    </style:style>
    <style:style style:name="P128" style:family="paragraph" style:parent-style-name="Text_20_body" style:list-style-name="L9">
      <style:text-properties style:text-line-through-style="solid"/>
    </style:style>
    <style:style style:name="P129" style:family="paragraph" style:parent-style-name="Text_20_body" style:list-style-name="L9">
      <style:text-properties style:text-line-through-style="solid"/>
    </style:style>
    <style:style style:name="P130" style:family="paragraph" style:parent-style-name="Text_20_body" style:list-style-name="L9">
      <style:text-properties style:text-line-through-style="solid"/>
    </style:style>
    <style:style style:name="P131" style:family="paragraph" style:parent-style-name="Text_20_body" style:list-style-name="L9">
      <style:text-properties style:text-line-through-style="solid"/>
    </style:style>
    <style:style style:name="P132" style:family="paragraph" style:parent-style-name="Text_20_body" style:list-style-name="L9">
      <style:text-properties style:text-line-through-style="solid"/>
    </style:style>
    <style:style style:name="P133" style:family="paragraph" style:parent-style-name="Text_20_body" style:list-style-name="L9">
      <style:text-properties style:text-line-through-style="solid"/>
    </style:style>
    <style:style style:name="P134" style:family="paragraph" style:parent-style-name="Text_20_body" style:list-style-name="L9">
      <style:text-properties style:text-line-through-style="solid"/>
    </style:style>
    <style:style style:name="P135" style:family="paragraph" style:parent-style-name="Text_20_body" style:list-style-name="L9">
      <style:text-properties style:text-line-through-style="solid"/>
    </style:style>
    <style:style style:name="P136" style:family="paragraph" style:parent-style-name="Text_20_body" style:list-style-name="L9">
      <style:text-properties style:text-line-through-style="solid"/>
    </style:style>
    <style:style style:name="P137" style:family="paragraph" style:parent-style-name="Text_20_body" style:list-style-name="L14">
      <style:text-properties style:text-line-through-style="solid"/>
    </style:style>
    <style:style style:name="P138" style:family="paragraph" style:parent-style-name="Text_20_body" style:list-style-name="L14">
      <style:text-properties style:text-line-through-style="solid"/>
    </style:style>
    <style:style style:name="P139" style:family="paragraph" style:parent-style-name="Text_20_body" style:list-style-name="L14">
      <style:text-properties style:text-line-through-style="solid"/>
    </style:style>
    <style:style style:name="P140" style:family="paragraph" style:parent-style-name="Text_20_body" style:list-style-name="L14">
      <style:text-properties style:text-line-through-style="solid"/>
    </style:style>
    <style:style style:name="P141" style:family="paragraph" style:parent-style-name="Text_20_body" style:list-style-name="L14">
      <style:text-properties style:text-line-through-style="solid"/>
    </style:style>
    <style:style style:name="P142" style:family="paragraph" style:parent-style-name="Text_20_body" style:list-style-name="L14">
      <style:text-properties style:text-line-through-style="solid"/>
    </style:style>
    <style:style style:name="P143" style:family="paragraph" style:parent-style-name="Text_20_body" style:list-style-name="L14">
      <style:text-properties style:text-line-through-style="solid"/>
    </style:style>
    <style:style style:name="P144" style:family="paragraph" style:parent-style-name="Text_20_body" style:list-style-name="L14">
      <style:text-properties style:text-line-through-style="solid"/>
    </style:style>
    <style:style style:name="P145" style:family="paragraph" style:parent-style-name="Text_20_body" style:list-style-name="L14">
      <style:text-properties style:text-line-through-style="solid"/>
    </style:style>
    <style:style style:name="P146" style:family="paragraph" style:parent-style-name="Text_20_body" style:list-style-name="L14">
      <style:text-properties style:text-line-through-style="solid"/>
    </style:style>
    <style:style style:name="P147" style:family="paragraph" style:parent-style-name="Text_20_body" style:list-style-name="L14">
      <style:text-properties style:text-line-through-style="solid"/>
    </style:style>
    <style:style style:name="P148" style:family="paragraph" style:parent-style-name="Text_20_body" style:list-style-name="L14">
      <style:text-properties style:text-line-through-style="solid"/>
    </style:style>
    <style:style style:name="P149" style:family="paragraph" style:parent-style-name="Text_20_body" style:list-style-name="L14">
      <style:text-properties style:text-line-through-style="solid"/>
    </style:style>
    <style:style style:name="P150" style:family="paragraph" style:parent-style-name="Text_20_body" style:list-style-name="L9"/>
    <style:style style:name="P151" style:family="paragraph" style:parent-style-name="Text_20_body" style:list-style-name="L9"/>
    <style:style style:name="P152" style:family="paragraph" style:parent-style-name="Text_20_body" style:list-style-name="L9"/>
    <style:style style:name="P153" style:family="paragraph" style:parent-style-name="Text_20_body" style:list-style-name="L10"/>
    <style:style style:name="P154" style:family="paragraph" style:parent-style-name="Text_20_body" style:list-style-name="L10"/>
    <style:style style:name="P155" style:family="paragraph" style:parent-style-name="Text_20_body" style:list-style-name="L10"/>
    <style:style style:name="P156" style:family="paragraph" style:parent-style-name="Text_20_body" style:list-style-name="L10"/>
    <style:style style:name="P157" style:family="paragraph" style:parent-style-name="Text_20_body" style:list-style-name="L10"/>
    <style:style style:name="P158" style:family="paragraph" style:parent-style-name="Text_20_body" style:list-style-name="L10"/>
    <style:style style:name="P159" style:family="paragraph" style:parent-style-name="Text_20_body" style:list-style-name="L10"/>
    <style:style style:name="P160" style:family="paragraph" style:parent-style-name="Text_20_body" style:list-style-name="L10"/>
    <style:style style:name="P161" style:family="paragraph" style:parent-style-name="Text_20_body" style:list-style-name="L13"/>
    <style:style style:name="P162" style:family="paragraph" style:parent-style-name="Text_20_body" style:list-style-name="L13"/>
    <style:style style:name="P163" style:family="paragraph" style:parent-style-name="Text_20_body" style:list-style-name="L13"/>
    <style:style style:name="P164" style:family="paragraph" style:parent-style-name="Text_20_body" style:list-style-name="L13"/>
    <style:style style:name="P165" style:family="paragraph" style:parent-style-name="Text_20_body" style:list-style-name="L18"/>
    <style:style style:name="P166" style:family="paragraph" style:parent-style-name="Text_20_body" style:list-style-name="L18"/>
    <style:style style:name="P167" style:family="paragraph" style:parent-style-name="Text_20_body" style:list-style-name="L18"/>
    <style:style style:name="P168" style:family="paragraph" style:parent-style-name="Text_20_body" style:list-style-name="L19"/>
    <style:style style:name="P169" style:family="paragraph" style:parent-style-name="Text_20_body" style:list-style-name="L19"/>
    <style:style style:name="P170" style:family="paragraph" style:parent-style-name="Text_20_body" style:list-style-name="L10">
      <style:paragraph-properties fo:margin-left="2cm" fo:margin-right="0cm" fo:text-indent="0cm" style:auto-text-indent="false" fo:background-color="#e6e6e6">
        <style:background-image/>
      </style:paragraph-properties>
    </style:style>
    <style:style style:name="P171" style:family="paragraph" style:parent-style-name="Text_20_body" style:list-style-name="L10">
      <style:paragraph-properties fo:margin-left="2cm" fo:margin-right="0cm" fo:text-indent="0cm" style:auto-text-indent="false" fo:background-color="#e6e6e6">
        <style:background-image/>
      </style:paragraph-properties>
    </style:style>
    <style:style style:name="P172" style:family="paragraph" style:parent-style-name="Text_20_body" style:list-style-name="L10">
      <style:paragraph-properties fo:margin-left="2cm" fo:margin-right="0cm" fo:text-indent="0cm" style:auto-text-indent="false" fo:background-color="#e6e6e6">
        <style:background-image/>
      </style:paragraph-properties>
    </style:style>
    <style:style style:name="P173" style:family="paragraph" style:parent-style-name="Text_20_body" style:list-style-name="L10">
      <style:paragraph-properties fo:margin-left="2cm" fo:margin-right="0cm" fo:text-indent="0cm" style:auto-text-indent="false" fo:background-color="#e6e6e6">
        <style:background-image/>
      </style:paragraph-properties>
    </style:style>
    <style:style style:name="P174" style:family="paragraph" style:parent-style-name="Text_20_body" style:list-style-name="L11">
      <style:paragraph-properties fo:padding="0cm" fo:border="none"/>
      <style:text-properties fo:background-color="transparent"/>
    </style:style>
    <style:style style:name="P175" style:family="paragraph" style:parent-style-name="Text_20_body" style:list-style-name="L11">
      <style:paragraph-properties fo:padding="0cm" fo:border="none"/>
    </style:style>
    <style:style style:name="P176" style:family="paragraph" style:parent-style-name="Text_20_body" style:list-style-name="L12">
      <style:paragraph-properties fo:padding="0cm" fo:border="none"/>
    </style:style>
    <style:style style:name="P177" style:family="paragraph" style:parent-style-name="Text_20_body" style:list-style-name="L12">
      <style:paragraph-properties fo:padding="0cm" fo:border="none"/>
    </style:style>
    <style:style style:name="P178" style:family="paragraph" style:parent-style-name="Text_20_body" style:list-style-name="L12">
      <style:paragraph-properties fo:padding="0cm" fo:border="none"/>
    </style:style>
    <style:style style:name="P179" style:family="paragraph" style:parent-style-name="Text_20_body" style:list-style-name="L12">
      <style:paragraph-properties fo:padding="0cm" fo:border="none"/>
    </style:style>
    <style:style style:name="P18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8"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189" style:family="paragraph" style:parent-style-name="Table_20_Contents">
      <style:paragraph-properties fo:text-align="center" style:justify-single-word="false"/>
    </style:style>
    <style:style style:name="P190" style:family="paragraph" style:parent-style-name="Section" style:list-style-name="L20"/>
    <style:style style:name="P191" style:family="paragraph" style:parent-style-name="Section" style:list-style-name="L20"/>
    <style:style style:name="P192" style:family="paragraph" style:parent-style-name="Section" style:list-style-name="L20"/>
    <style:style style:name="P193" style:family="paragraph" style:parent-style-name="Section" style:list-style-name="L20"/>
    <style:style style:name="P194" style:family="paragraph" style:parent-style-name="Section" style:list-style-name="L21"/>
    <style:style style:name="P195" style:family="paragraph" style:parent-style-name="Section" style:list-style-name="L21"/>
    <style:style style:name="P196" style:family="paragraph" style:parent-style-name="Section" style:list-style-name="L21"/>
    <style:style style:name="P197" style:family="paragraph" style:parent-style-name="Section" style:list-style-name="L1">
      <style:paragraph-properties fo:padding="0cm" fo:border="none"/>
      <style:text-properties fo:font-weight="normal" style:font-weight-asian="normal" style:font-weight-complex="normal"/>
    </style:style>
    <style:style style:name="P198" style:family="paragraph" style:parent-style-name="Section" style:list-style-name="L1">
      <style:paragraph-properties fo:padding="0cm" fo:border="none"/>
      <style:text-properties fo:font-weight="normal" style:font-weight-asian="normal" style:font-weight-complex="normal"/>
    </style:style>
    <style:style style:name="P199" style:family="paragraph" style:parent-style-name="Section" style:list-style-name="L1">
      <style:paragraph-properties fo:padding="0cm" fo:border="none"/>
      <style:text-properties fo:font-weight="normal" style:font-weight-asian="normal" style:font-weight-complex="normal"/>
    </style:style>
    <style:style style:name="P200" style:family="paragraph" style:parent-style-name="Section" style:list-style-name="L1">
      <style:paragraph-properties fo:padding="0cm" fo:border="none"/>
      <style:text-properties fo:font-weight="normal" style:font-weight-asian="normal" style:font-weight-complex="normal"/>
    </style:style>
    <style:style style:name="P201" style:family="paragraph" style:parent-style-name="Section" style:list-style-name="L15">
      <style:paragraph-properties fo:padding="0cm" fo:border="none"/>
    </style:style>
    <style:style style:name="P202" style:family="paragraph" style:parent-style-name="Section" style:list-style-name="L15">
      <style:paragraph-properties fo:padding="0cm" fo:border="none"/>
    </style:style>
    <style:style style:name="P203" style:family="paragraph" style:parent-style-name="Section" style:list-style-name="L15">
      <style:paragraph-properties fo:padding="0cm" fo:border="none"/>
    </style:style>
    <style:style style:name="P204" style:family="paragraph" style:parent-style-name="Section" style:list-style-name="L15">
      <style:paragraph-properties fo:padding="0cm" fo:border="none"/>
    </style:style>
    <style:style style:name="P205" style:family="paragraph" style:parent-style-name="Section" style:list-style-name="L15">
      <style:paragraph-properties fo:padding="0cm" fo:border="none"/>
    </style:style>
    <style:style style:name="P206" style:family="paragraph" style:parent-style-name="Section" style:list-style-name="L15">
      <style:paragraph-properties fo:padding="0cm" fo:border="none"/>
    </style:style>
    <style:style style:name="P207" style:family="paragraph" style:parent-style-name="Section" style:list-style-name="L15">
      <style:paragraph-properties fo:padding="0cm" fo:border="none"/>
    </style:style>
    <style:style style:name="P208" style:family="paragraph" style:parent-style-name="Section" style:list-style-name="L15">
      <style:paragraph-properties fo:padding="0cm" fo:border="none"/>
    </style:style>
    <style:style style:name="P209" style:family="paragraph" style:parent-style-name="Section" style:list-style-name="L15">
      <style:paragraph-properties fo:padding="0cm" fo:border="none"/>
    </style:style>
    <style:style style:name="P210" style:family="paragraph" style:parent-style-name="Section" style:list-style-name="L16">
      <style:paragraph-properties fo:padding="0cm" fo:border="none"/>
    </style:style>
    <style:style style:name="P211" style:family="paragraph" style:parent-style-name="Section" style:list-style-name="L16">
      <style:paragraph-properties fo:padding="0cm" fo:border="none"/>
    </style:style>
    <style:style style:name="P212" style:family="paragraph" style:parent-style-name="Section" style:list-style-name="L16">
      <style:paragraph-properties fo:padding="0cm" fo:border="none"/>
    </style:style>
    <style:style style:name="P213" style:family="paragraph" style:parent-style-name="Section" style:list-style-name="L17">
      <style:paragraph-properties fo:padding="0cm" fo:border="none"/>
    </style:style>
    <style:style style:name="P214" style:family="paragraph" style:parent-style-name="Section" style:master-page-name="First_20_Page">
      <style:paragraph-properties style:page-number="1" fo:break-before="auto" fo:break-after="auto" fo:padding="0cm" fo:border="none"/>
    </style:style>
    <style:style style:name="P215" style:family="paragraph" style:parent-style-name="Section" style:list-style-name="L2">
      <style:paragraph-properties fo:padding="0.049cm" fo:border="0.002cm solid #000000"/>
    </style:style>
    <style:style style:name="P216" style:family="paragraph" style:parent-style-name="Section" style:list-style-name="L2">
      <style:paragraph-properties fo:padding="0.049cm" fo:border="0.002cm solid #000000"/>
    </style:style>
    <style:style style:name="P217" style:family="paragraph" style:parent-style-name="Section" style:list-style-name="L2">
      <style:paragraph-properties fo:padding="0.049cm" fo:border="0.002cm solid #000000"/>
    </style:style>
    <style:style style:name="P218" style:family="paragraph">
      <style:paragraph-properties fo:text-align="start"/>
      <style:text-properties fo:font-size="10pt"/>
    </style:style>
    <style:style style:name="P219" style:family="paragraph">
      <style:paragraph-properties fo:text-align="start"/>
    </style:style>
    <style:style style:name="P220"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T23" style:family="text">
      <style:text-properties fo:background-color="#ffff00"/>
    </style:style>
    <style:style style:name="T24" style:family="text">
      <style:text-properties fo:background-color="#f8d583"/>
    </style:style>
    <style:style style:name="T25" style:family="text">
      <style:text-properties fo:background-color="#ed9b0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15">
      <text:list-level-style-bullet text:level="1" text:style-name="Bullet_20_Symbols" style:num-suffix=")" text:bullet-char="●">
        <style:list-level-properties text:space-before="0.2cm"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4. Okt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197">Adding UI-Elements to your specification</text:p>
          </text:list-item>
          <text:list-item>
            <text:p text:style-name="P197">Delete whole UI-Elemt descriptions</text:p>
          </text:list-item>
          <text:list-item>
            <text:p text:style-name="P197">Hide or show field shadings</text:p>
          </text:list-item>
          <text:list-item>
            <text:p text:style-name="P197">Switch Document Help ON or OFF</text:p>
          </text:list-item>
        </text:list>
      </text:section>
      <text:p text:style-name="P214"/>
      <text:p text:style-name="Software_20_Specification_20_Document">Software Specification Document</text:p>
      <text:p text:style-name="Standard"/>
      <text:p text:style-name="P18">OpenOffice.org Extension</text:p>
      <text:p text:style-name="P19">Presenter Screen</text:p>
      <text:p text:style-name="P2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6">Specification Status</text:p>
            </table:table-cell>
            <table:covered-table-cell/>
          </table:table-row>
        </table:table-header-rows>
        <table:table-row>
          <table:table-cell table:style-name="Table1.A2" office:value-type="string">
            <text:p text:style-name="P29">Last Change</text:p>
          </table:table-cell>
          <table:table-cell table:style-name="Table1.B2" office:value-type="string">
            <text:p text:style-name="Table_20_Contents"><text:modification-date style:data-style-name="N75">Oct 24, 2007</text:modification-date></text:p>
          </table:table-cell>
        </table:table-row>
        <table:table-row>
          <table:table-cell table:style-name="Table1.A3" office:value-type="string">
            <text:p text:style-name="P28">Status</text:p>
          </table:table-cell>
          <table:table-cell table:style-name="Table1.B3" office:value-type="string">
            <text:p text:style-name="Table_20_Contents"><draw:control text:anchor-type="as-char" svg:y="-0.252cm" draw:z-index="0" draw:style-name="gr1" draw:text-style-name="P218" svg:width="4.248cm" svg:height="0.503cm" draw:control="control1"/></text:p>
            <text:section text:style-name="Sect1" text:name="Status" text:display="none">
              <text:list text:style-name="L2">
                <text:list-item>
                  <text:p text:style-name="P215"><text:span text:style-name="T10">PRELIMINARY</text:span><text:line-break/>status is the initial conception of a specification.</text:p>
                </text:list-item>
                <text:list-item>
                  <text:p text:style-name="P215"><text:span text:style-name="T10">STANDARD</text:span><text:line-break/>A specification with status Standard is considered to be stable and has the approval of the i-Team.</text:p>
                </text:list-item>
                <text:list-item>
                  <text:p text:style-name="P215"><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3">The <text:span text:style-name="T10">presenter screen</text:span> uses the <text:a xlink:type="simple" xlink:href="http://specs.openoffice.org/impress/slideshow/ControllingSlideShow.odt">multiple monitor support</text:a> in a way that the presentation is presented on one screen and the presenter herself has a personal view of the presentation on her (laptop) screen containing <text:s/>several control elements, a preview of the slides, a notes area etc.</text:p>
      <text:section text:style-name="Sect1" text:name="Abstract" text:display="none">
        <text:p text:style-name="P34">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Role</text:p>
          </table:table-cell>
          <table:table-cell table:style-name="Table3.A1" office:value-type="string">
            <text:p text:style-name="P26">First Name, Last Name, Initials</text:p>
          </table:table-cell>
          <table:table-cell table:style-name="Table3.A1" office:value-type="string">
            <text:p text:style-name="P26">E-Mail Address</text:p>
          </table:table-cell>
        </table:table-row>
        <table:table-row table:style-name="Table3.1">
          <table:table-cell table:style-name="Table3.A2" office:value-type="string">
            <text:p text:style-name="P28">I-Team Lead</text:p>
          </table:table-cell>
          <table:table-cell table:style-name="Table3.B2" office:value-type="string">
            <text:p text:style-name="Table_20_Contents">Andre Fischer</text:p>
          </table:table-cell>
          <table:table-cell table:style-name="Table3.C2" office:value-type="string">
            <text:p text:style-name="Table_20_Contents">andre.w.fischer@sun.com</text:p>
          </table:table-cell>
        </table:table-row>
        <table:table-row table:style-name="Table3.1">
          <table:table-cell table:style-name="Table3.A2" office:value-type="string">
            <text:p text:style-name="P28">Specification Author</text:p>
          </table:table-cell>
          <table:table-cell table:style-name="Table3.B2" office:value-type="string">
            <text:p text:style-name="Table_20_Contents">Matthias Müller-Prove</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28">User Experience</text:p>
          </table:table-cell>
          <table:table-cell table:style-name="Table3.B2" office:value-type="string">
            <text:p text:style-name="Table_20_Contents">Matthias Müller-Prove</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28">Development</text:p>
          </table:table-cell>
          <table:table-cell table:style-name="Table3.B2" office:value-type="string">
            <text:p text:style-name="Table_20_Contents">Andre Fischer</text:p>
          </table:table-cell>
          <table:table-cell table:style-name="Table3.C2" office:value-type="string">
            <text:p text:style-name="Table_20_Contents">andre.w.fischer@sun.com</text:p>
          </table:table-cell>
        </table:table-row>
        <table:table-row table:style-name="Table3.1">
          <table:table-cell table:style-name="Table3.A2" office:value-type="string">
            <text:p text:style-name="P28">Quality Assurance</text:p>
          </table:table-cell>
          <table:table-cell table:style-name="Table3.B2" office:value-type="string">
            <text:p text:style-name="Table_20_Contents">Christian Günther</text:p>
          </table:table-cell>
          <table:table-cell table:style-name="Table3.C2" office:value-type="string">
            <text:p text:style-name="Table_20_Contents">christian.guenther@sun.com</text:p>
          </table:table-cell>
        </table:table-row>
        <table:table-row table:style-name="Table3.1">
          <table:table-cell table:style-name="Table3.A2" office:value-type="string">
            <text:p text:style-name="P28">Documentation</text:p>
          </table:table-cell>
          <table:table-cell table:style-name="Table3.B2" office:value-type="string">
            <text:p text:style-name="Table_20_Contents">Uwe Fischer</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28">Other roles</text:p>
          </table:table-cell>
          <table:table-cell table:style-name="Table3.B2" office:value-type="string">
            <text:p text:style-name="Table_20_Contents">Kai Ahrens (sponsor)<text:line-break/>Christian Lippka (sponsor)</text:p>
          </table:table-cell>
          <table:table-cell table:style-name="Table3.C2" office:value-type="string">
            <text:p text:style-name="Table_20_Contents"><text:a xlink:type="simple" xlink:href="mailto:Kai.ahrens@sun.com">Kai.ahrens@sun.com</text:a></text:p>
            <text:p text:style-name="Table_20_Contents">christian.lippka@sun.com</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35"/>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1"><text:tab/>Abstract<text:tab/>1</text:p>
          <text:p text:style-name="P61"><text:tab/>i-Team Members<text:tab/>1</text:p>
          <text:p text:style-name="P61"><text:tab/>References and Reference Documents<text:tab/>3</text:p>
          <text:p text:style-name="P61"><text:tab/>Acronyms and Abbreviations<text:tab/>3</text:p>
          <text:p text:style-name="P58"><text:span text:style-name="Table-Of-Contents-Number">1</text:span><text:tab/><text:a xlink:type="simple" xlink:href="#1.Concept|outline">Concept<text:tab/>4</text:a></text:p>
          <text:p text:style-name="P59"><text:span text:style-name="Table-Of--Contents-Number-Normal">1.1</text:span><text:tab/><text:a xlink:type="simple" xlink:href="#1.1.Objective|outline">Objective<text:tab/>4</text:a></text:p>
          <text:p text:style-name="P59"><text:span text:style-name="Table-Of--Contents-Number-Normal">1.2</text:span><text:tab/><text:a xlink:type="simple" xlink:href="#1.2.User Experience Concept Workshop|outline">User Experience Concept Workshop<text:tab/>4</text:a></text:p>
          <text:p text:style-name="P60"><text:span text:style-name="Table-Of--Contents-Number-Normal">1.2.1</text:span><text:tab/><text:a xlink:type="simple" xlink:href="#1.2.1.Should have (++)|outline">Should have (++)<text:tab/>4</text:a></text:p>
          <text:p text:style-name="P60"><text:span text:style-name="Table-Of--Contents-Number-Normal">1.2.2</text:span><text:tab/><text:a xlink:type="simple" xlink:href="#1.2.2.Nice to Have (+)|outline">Nice to Have (+)<text:tab/>5</text:a></text:p>
          <text:p text:style-name="P60"><text:span text:style-name="Table-Of--Contents-Number-Normal">1.2.3</text:span><text:tab/><text:a xlink:type="simple" xlink:href="#1.2.3.Maybe (+/-)|outline">Maybe (+/-)<text:tab/>5</text:a></text:p>
          <text:p text:style-name="P60"><text:span text:style-name="Table-Of--Contents-Number-Normal">1.2.4</text:span><text:tab/><text:a xlink:type="simple" xlink:href="#1.2.4.No Feature (-)|outline">No Feature (-)<text:tab/>5</text:a></text:p>
          <text:p text:style-name="P60"><text:span text:style-name="Table-Of--Contents-Number-Normal">1.2.5</text:span><text:tab/><text:a xlink:type="simple" xlink:href="#1.2.5.TBD (Kai)|outline">TBD (Kai)<text:tab/>6</text:a></text:p>
          <text:p text:style-name="P60"><text:span text:style-name="Table-Of--Contents-Number-Normal">1.2.6</text:span><text:tab/><text:a xlink:type="simple" xlink:href="#1.2.6.Cool features before the presentation starts|outline">Cool features before the presentation starts<text:tab/>6</text:a></text:p>
          <text:p text:style-name="P60"><text:span text:style-name="Table-Of--Contents-Number-Normal">1.2.7</text:span><text:tab/><text:a xlink:type="simple" xlink:href="#1.2.7.Cool features after the presentation is over|outline">Cool features after the presentation is over<text:tab/>6</text:a></text:p>
          <text:p text:style-name="P59"><text:span text:style-name="Table-Of--Contents-Number-Normal">1.3</text:span><text:tab/><text:a xlink:type="simple" xlink:href="#1.3.Kick-Off|outline">Kick-Off<text:tab/>6</text:a></text:p>
          <text:p text:style-name="P58"><text:span text:style-name="Table-Of-Contents-Number">2</text:span><text:tab/><text:a xlink:type="simple" xlink:href="#2.Detailed Specification|outline">Detailed Specification<text:tab/>7</text:a></text:p>
          <text:p text:style-name="P59"><text:span text:style-name="Table-Of--Contents-Number-Normal">2.1</text:span><text:tab/><text:a xlink:type="simple" xlink:href="#2.1.Product and File Name|outline">Product and File Name<text:tab/>7</text:a></text:p>
          <text:p text:style-name="P60"><text:span text:style-name="Table-Of--Contents-Number-Normal">2.1.1</text:span><text:tab/><text:a xlink:type="simple" xlink:href="#2.1.1.Brainstorming|outline">Brainstorming<text:tab/>7</text:a></text:p>
          <text:p text:style-name="P59"><text:span text:style-name="Table-Of--Contents-Number-Normal">2.2</text:span><text:tab/><text:a xlink:type="simple" xlink:href="#2.2.System Requirements|outline">System Requirements<text:tab/>7</text:a></text:p>
          <text:p text:style-name="P59"><text:span text:style-name="Table-Of--Contents-Number-Normal">2.3</text:span><text:tab/><text:a xlink:type="simple" xlink:href="#2.3.Application|outline">Application<text:tab/>7</text:a></text:p>
          <text:p text:style-name="P59"><text:span text:style-name="Table-Of--Contents-Number-Normal">2.4</text:span><text:tab/><text:a xlink:type="simple" xlink:href="#2.4.Localization|outline">Localization<text:tab/>7</text:a></text:p>
          <text:p text:style-name="P59"><text:span text:style-name="Table-Of--Contents-Number-Normal">2.5</text:span><text:tab/><text:a xlink:type="simple" xlink:href="#2.5.Online Help|outline">Online Help<text:tab/>7</text:a></text:p>
          <text:p text:style-name="P59"><text:span text:style-name="Table-Of--Contents-Number-Normal">2.6</text:span><text:tab/><text:a xlink:type="simple" xlink:href="#2.6.Presenter Screen Elements|outline">Presenter Screen Elements<text:tab/>8</text:a></text:p>
          <text:p text:style-name="P60"><text:span text:style-name="Table-Of--Contents-Number-Normal">2.6.1</text:span><text:tab/><text:a xlink:type="simple" xlink:href="#2.6.1.Current|outline">Current<text:tab/>8</text:a></text:p>
          <text:p text:style-name="P60"><text:span text:style-name="Table-Of--Contents-Number-Normal">2.6.2</text:span><text:tab/><text:a xlink:type="simple" xlink:href="#2.6.2.Preview|outline">Preview<text:tab/>8</text:a></text:p>
          <text:p text:style-name="P60"><text:span text:style-name="Table-Of--Contents-Number-Normal">2.6.3</text:span><text:tab/><text:a xlink:type="simple" xlink:href="#2.6.3.Notes|outline">Notes<text:tab/>8</text:a></text:p>
          <text:p text:style-name="P60"><text:span text:style-name="Table-Of--Contents-Number-Normal">2.6.4</text:span><text:tab/><text:a xlink:type="simple" xlink:href="#2.6.4.Time|outline">Time<text:tab/>8</text:a></text:p>
          <text:p text:style-name="P60"><text:span text:style-name="Table-Of--Contents-Number-Normal">2.6.5</text:span><text:tab/><text:a xlink:type="simple" xlink:href="#2.6.5.Slides Pane (Film Strip)|outline">Slides Pane (Film Strip)<text:tab/>9</text:a></text:p>
          <text:p text:style-name="P60"><text:span text:style-name="Table-Of--Contents-Number-Normal">2.6.6</text:span><text:tab/><text:a xlink:type="simple" xlink:href="#2.6.6.The Navigation Toolbar|outline">The Navigation Toolbar<text:tab/>9</text:a></text:p>
          <text:p text:style-name="P59"><text:span text:style-name="Table-Of--Contents-Number-Normal">2.7</text:span><text:tab/><text:a xlink:type="simple" xlink:href="#2.7.Presenter Screen Default Layout|outline">Presenter Screen Default Layout<text:tab/>9</text:a></text:p>
          <text:p text:style-name="P60"><text:span text:style-name="Table-Of--Contents-Number-Normal">2.7.1</text:span><text:tab/><text:a xlink:type="simple" xlink:href="#2.7.1.Presenter Screen Customization|outline">Presenter Screen Customization<text:tab/>9</text:a></text:p>
          <text:p text:style-name="P58"><text:span text:style-name="Table-Of-Contents-Number">3</text:span><text:tab/><text:a xlink:type="simple" xlink:href="#3.Migration|outline">Migration<text:tab/>9</text:a></text:p>
          <text:p text:style-name="P58"><text:span text:style-name="Table-Of-Contents-Number">4</text:span><text:tab/><text:a xlink:type="simple" xlink:href="#4.Configuration|outline">Configuration<text:tab/>10</text:a></text:p>
          <text:p text:style-name="P58"><text:span text:style-name="Table-Of-Contents-Number">5</text:span><text:tab/><text:a xlink:type="simple" xlink:href="#5.File Format|outline">File Format<text:tab/>10</text:a></text:p>
          <text:p text:style-name="P58"><text:span text:style-name="Table-Of-Contents-Number">6</text:span><text:tab/><text:a xlink:type="simple" xlink:href="#6.Open Issues|outline">Open Issues<text:tab/>10</text:a></text:p>
          <text:p text:style-name="P61"><text:tab/>Document Change History<text:tab/>10</text:p>
        </text:index-body>
      </text:table-of-content>
      <text:p text:style-name="P7"/>
      <text:p text:style-name="P36">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6">Reference Document</text:p>
          </table:table-cell>
          <table:table-cell table:style-name="Table12.B1" office:value-type="string">
            <text:p text:style-name="P26">Check</text:p>
          </table:table-cell>
          <table:table-cell table:style-name="Table12.A1" office:value-type="string">
            <text:p text:style-name="P26">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30"><draw:control text:anchor-type="as-char" draw:z-index="1" draw:style-name="gr2" draw:text-style-name="P219"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8"><draw:rect text:anchor-type="as-char" draw:z-index="2" draw:style-name="gr3" draw:text-style-name="P220" svg:width="0.421cm" svg:height="0.371cm"><text:p/></draw:rect>Product Requirement, RFE, issue <text:span text:style-name="T14">[Required]</text:span></text:p>
          </table:table-cell>
          <table:table-cell table:style-name="Table12.B2" office:value-type="string">
            <text:p text:style-name="P30"><draw:control text:anchor-type="as-char" draw:z-index="3" draw:style-name="gr2" draw:text-style-name="P219"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frame draw:style-name="fr2"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30"><draw:control text:anchor-type="as-char" draw:z-index="4" draw:style-name="gr2" draw:text-style-name="P219" svg:width="2.601cm" svg:height="0.451cm" draw:control="control4"/></text:p>
          </table:table-cell>
          <table:table-cell table:style-name="Table12.C2" office:value-type="string">
            <text:p text:style-name="Table_20_Contents">See chapter 1 below</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30"><draw:control text:anchor-type="as-char" draw:z-index="5" draw:style-name="gr2" draw:text-style-name="P219" svg:width="2.601cm" svg:height="0.451cm" draw:control="control5"/></text:p>
          </table:table-cell>
          <table:table-cell table:style-name="Table12.C2" office:value-type="string">
            <text:p text:style-name="Table_20_Contents">http://so-doc/Teams/Development/Draw_Impress/Documents/specifications/presenterview.odt</text:p>
          </table:table-cell>
        </table:table-row>
        <table:table-row table:style-name="Table12.2">
          <table:table-cell table:style-name="Table12.A2" office:value-type="string">
            <text:p text:style-name="Table_20_Contents"><draw:rect text:anchor-type="as-char" draw:z-index="6" draw:style-name="gr3" draw:text-style-name="P220" svg:width="0.421cm" svg:height="0.371cm"><text:p/></draw:rect>IDL Specification</text:p>
          </table:table-cell>
          <table:table-cell table:style-name="Table12.B2" office:value-type="string">
            <text:p text:style-name="P21"><draw:control text:anchor-type="as-char" draw:z-index="7" draw:style-name="gr2" draw:text-style-name="P219"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220" svg:width="0.421cm" svg:height="0.371cm"><text:p/></draw:rect><text:span text:style-name="T10">Test Case Specification</text:span> <text:span text:style-name="T14">[</text:span><text:span text:style-name="T15">Required]</text:span></text:p>
          </table:table-cell>
          <table:table-cell table:style-name="Table12.B2" office:value-type="string">
            <text:p text:style-name="P30"><draw:control text:anchor-type="as-char" draw:z-index="9" draw:style-name="gr2" draw:text-style-name="P219"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a xlink:type="simple" xlink:href="http://wiki.services.openoffice.org/wiki/Presenter_Screen">Project home page</text:a></text:p>
          </table:table-cell>
          <table:table-cell table:style-name="Table12.B2" office:value-type="string">
            <text:p text:style-name="Table_20_Contents"/>
          </table:table-cell>
          <table:table-cell table:style-name="Table12.C2" office:value-type="string">
            <text:p text:style-name="Table_20_Contents"><text:a xlink:type="simple" xlink:href="http://wiki.services.openoffice.org/wiki/Presenter_Screen">http://wiki.services.openoffice.org/wiki/Presenter_Screen</text:a></text:p>
          </table:table-cell>
        </table:table-row>
        <table:table-row table:style-name="Table12.2">
          <table:table-cell table:style-name="Table12.A2" office:value-type="string">
            <text:p text:style-name="Table_20_Contents"><text:a xlink:type="simple" xlink:href="http://specs.openoffice.org/impress/slideshow/ControllingSlideShow.odt">Controlling Slide Show Specification</text:a></text:p>
          </table:table-cell>
          <table:table-cell table:style-name="Table12.B2" office:value-type="string">
            <text:p text:style-name="Table_20_Contents"/>
          </table:table-cell>
          <table:table-cell table:style-name="Table12.C2" office:value-type="string">
            <text:p text:style-name="P2"><text:a xlink:type="simple" xlink:href="http://specs.openoffice.org/impress/slideshow/ControllingSlideShow.odt">http://specs.openoffice.org/impress/slideshow/ControllingSlideShow.odt</text:a> </text:p>
          </table:table-cell>
        </table:table-row>
        <table:table-row table:style-name="Table12.2">
          <table:table-cell table:style-name="Table12.A2" office:value-type="string">
            <text:p text:style-name="Table_20_Contents"/>
          </table:table-cell>
          <table:table-cell table:style-name="Table12.B2" office:value-type="string">
            <text:p text:style-name="Table_20_Contents"/>
          </table:table-cell>
          <table:table-cell table:style-name="Table12.C2" office:value-type="string">
            <text:p text:style-name="P2"/>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6">Acronym / Abbreviation</text:p>
            </table:table-cell>
            <table:table-cell table:style-name="Table11.A1" office:value-type="string">
              <text:p text:style-name="P26">Definition</text:p>
            </table:table-cell>
          </table:table-row>
        </table:table-header-rows>
        <table:table-row>
          <table:table-cell table:style-name="Table11.A2" office:value-type="string">
            <text:p text:style-name="Table_20_Contents">PS</text:p>
          </table:table-cell>
          <table:table-cell table:style-name="Table11.B2" office:value-type="string">
            <text:p text:style-name="Table_20_Contents">Presenter Screen</text:p>
          </table:table-cell>
        </table:table-row>
      </table:table>
      <text:h text:style-name="P56" text:outline-level="1">Concept</text:h>
      <text:h text:style-name="Heading_20_2" text:outline-level="2">Objective</text:h>
      <text:p text:style-name="Text_20_body">KA: The <text:span text:style-name="T10">presenter screen</text:span> uses the <text:a xlink:type="simple" xlink:href="http://specs.openoffice.org/impress/slideshow/ControllingSlideShow.odt">multiple monitor support</text:a> in a way that the presentation is presented on one screen and the presenter herself has a personal view of the presentation on her (laptop) screen containing <text:s/>several control elements, a preview of the slides, a notes area etc.</text:p>
      <text:p text:style-name="Text_20_body">CL: The <text:span text:style-name="T19">presenter view</text:span> will replace the document view from that the slide show was started. When the presentation is exited, the document view state before the slide show will be restored. When the slide show is started the presenter view will open up in full screen mode. This means its frame window will be maximized to cover the whole screen, its window decorations, menu bar and status bar are hidden. This is the same behavior as using the “Full Screen” menu entry from an OpenOffice.org Writer's “View” menu.</text:p>
      <text:p text:style-name="Text_20_body">It is assumed that the presenter is looking at the presenter view from a distance that is greater than the distance when editing a document. Therefore the interface elements (widgets) should be greater than usual. The presenter should be able to resize the elements (widgets) if possible. This would also include the font size of user interface elements AND the text displayed for the notes.</text:p>
      <text:p text:style-name="Text_20_body">Since the presenter will mostly have his focus on the audience, the interface of the presenter view should be clearly as possible without any unneeded distractions.</text:p>
      <text:p text:style-name="Text_20_body">If the side show is configured to be displayed on the same display that the document frame is visible on, the document frame is moved to the first display where the slide show is not displayed on.</text:p>
      <text:h text:style-name="Heading_20_2" text:outline-level="2">User Experience Concept Workshop</text:h>
      <text:p text:style-name="Text_20_body">Andre Fischer, Matthias Müller-Prove, 3-May-2006</text:p>
      <text:p text:style-name="Standard"/>
      <text:h text:style-name="Heading_20_3" text:outline-level="3">Should have (++)</text:h>
      <text:list text:style-name="L3">
        <text:list-item>
          <text:p text:style-name="P66">Adjust PS to variable screen sizes</text:p>
        </text:list-item>
        <text:list-item>
          <text:p text:style-name="P66">We provide our look&amp;feel and do not conform to the platform look&amp;feel</text:p>
          <text:list>
            <text:list-item>
              <text:p text:style-name="P66">titles and shadows for widget elements, background for PS</text:p>
            </text:list-item>
            <text:list-item>
              <text:p text:style-name="P66">overlapping widgets might be an issue </text:p>
            </text:list-item>
          </text:list>
        </text:list-item>
        <text:list-item>
          <text:p text:style-name="P66">Current slide</text:p>
          <text:list>
            <text:list-item>
              <text:p text:style-name="P66">slide number</text:p>
            </text:list-item>
            <text:list-item>
              <text:p text:style-name="P66">slide title</text:p>
            </text:list-item>
          </text:list>
        </text:list-item>
        <text:list-item>
          <text:p text:style-name="P66">Notes for current slide</text:p>
          <text:list>
            <text:list-item>
              <text:p text:style-name="P66">With minimum/maximum/optimum font size for legibility</text:p>
            </text:list-item>
            <text:list-item>
              <text:p text:style-name="P66">Zoom to adjust minimum</text:p>
            </text:list-item>
          </text:list>
        </text:list-item>
        <text:list-item>
          <text:p text:style-name="P66">Next slide (or next effect on current slide)</text:p>
        </text:list-item>
        <text:list-item>
          <text:p text:style-name="P66">Current time</text:p>
        </text:list-item>
        <text:list-item>
          <text:p text:style-name="P66">Elapsed time since presentation started</text:p>
        </text:list-item>
        <text:list-item>
          <text:p text:style-name="P66">Digital time representation</text:p>
        </text:list-item>
        <text:list-item>
          <text:p text:style-name="P66"><text:soft-page-break/>Film strip (shows the sequence of all slides)</text:p>
          <text:list>
            <text:list-item>
              <text:p text:style-name="P66">Focus on current slide</text:p>
            </text:list-item>
            <text:list-item>
              <text:p text:style-name="P66">select other slide to skip or go back some slides</text:p>
            </text:list-item>
            <text:list-item>
              <text:p text:style-name="P66">what about hidden slides?</text:p>
            </text:list-item>
          </text:list>
        </text:list-item>
      </text:list>
      <text:h text:style-name="Heading_20_3" text:outline-level="3">Nice to Have (+)</text:h>
      <text:list text:style-name="L3">
        <text:list-item text:start-value="1">
          <text:p text:style-name="P66">Customization: user can arrange presenter screen widgets on PS</text:p>
        </text:list-item>
        <text:list-item>
          <text:p text:style-name="P66">presenter screen widgets: extension for the PS extension</text:p>
          <text:list>
            <text:list-item>
              <text:p text:style-name="P66">offer a library of available PS widgets for customization (like Toolbar Customize, or Apple Widgets)</text:p>
            </text:list-item>
          </text:list>
        </text:list-item>
        <text:list-item>
          <text:p text:style-name="P66">Notes for next slide</text:p>
        </text:list-item>
        <text:list-item>
          <text:p text:style-name="P66">Analog time representation</text:p>
        </text:list-item>
        <text:list-item>
          <text:p text:style-name="P66">Remaining time (we need to set the planned duration somewhere)</text:p>
        </text:list-item>
        <text:list-item>
          <text:p text:style-name="P66">End of time alerts – show visual alert 5 minutes and 1 minute before time is over</text:p>
        </text:list-item>
        <text:list-item>
          <text:p text:style-name="P66">Slide show controls (as Navigation Toolbar)</text:p>
          <text:list>
            <text:list-item>
              <text:p text:style-name="P66">Next</text:p>
            </text:list-item>
            <text:list-item>
              <text:p text:style-name="P66">Previous</text:p>
            </text:list-item>
            <text:list-item>
              <text:p text:style-name="P66">Pause</text:p>
            </text:list-item>
            <text:list-item>
              <text:p text:style-name="P66">Black</text:p>
            </text:list-item>
            <text:list-item>
              <text:p text:style-name="P66">White</text:p>
            </text:list-item>
            <text:list-item>
              <text:p text:style-name="P66">Pen</text:p>
            </text:list-item>
            <text:list-item>
              <text:p text:style-name="P66">Suspend presentation (go to other program, eg. a web browser, and come back and continue)</text:p>
            </text:list-item>
          </text:list>
        </text:list-item>
      </text:list>
      <text:h text:style-name="Heading_20_3" text:outline-level="3">Maybe (+/-)</text:h>
      <text:list text:style-name="L4">
        <text:list-item>
          <text:p text:style-name="P99">large mouse cursor</text:p>
        </text:list-item>
      </text:list>
      <text:list text:style-name="L3">
        <text:list-item text:start-value="1">
          <text:p text:style-name="P66">Elapsed time for current slide</text:p>
        </text:list-item>
      </text:list>
      <text:list text:style-name="L5">
        <text:list-item>
          <text:p text:style-name="P101">Elapsed time for current slide compared to measured rehearsed timing</text:p>
        </text:list-item>
        <text:list-item>
          <text:p text:style-name="P101">Context Menu</text:p>
        </text:list-item>
        <text:list-item>
          <text:p text:style-name="P101">contrast / brightness / gamma slider to adjust the visual projected image quality</text:p>
        </text:list-item>
      </text:list>
      <text:h text:style-name="Heading_20_3" text:outline-level="3">No Feature (-)</text:h>
      <text:list text:style-name="L5">
        <text:list-item text:start-value="1">
          <text:p text:style-name="P101">Set duration</text:p>
        </text:list-item>
        <text:list-item>
          <text:p text:style-name="P101">Elapsed time compared to measured rehearsed timings for current slide</text:p>
        </text:list-item>
        <text:list-item>
          <text:p text:style-name="P101">Volume controls</text:p>
        </text:list-item>
        <text:list-item>
          <text:p text:style-name="P101">Switch screens</text:p>
        </text:list-item>
        <text:list-item>
          <text:p text:style-name="P101">Show thumbnails of all slides (like slide sorter) to quickly jump to a slide during Q&amp;A</text:p>
        </text:list-item>
      </text:list>
      <text:h text:style-name="Heading_20_3" text:outline-level="3"><text:soft-page-break/>TBD (Kai)</text:h>
      <text:list text:style-name="L6">
        <text:list-item>
          <text:p text:style-name="P109">A11y</text:p>
          <text:list>
            <text:list-item>
              <text:p text:style-name="P109">focus handling, keyboard navigation</text:p>
            </text:list-item>
            <text:list-item>
              <text:p text:style-name="P109">read out loud of notes</text:p>
            </text:list-item>
          </text:list>
        </text:list-item>
      </text:list>
      <text:h text:style-name="Heading_20_3" text:outline-level="3">Cool features before the presentation starts</text:h>
      <text:list text:style-name="L7">
        <text:list-item>
          <text:p text:style-name="P112">Test and switch screens (+)</text:p>
        </text:list-item>
        <text:list-item>
          <text:p text:style-name="P112">Set duration (+)</text:p>
        </text:list-item>
        <text:list-item>
          <text:p text:style-name="P112">Choose presentation from recent list of used presentations – present them as film strips (+)</text:p>
        </text:list-item>
        <text:list-item>
          <text:p text:style-name="P112">Provide a list of favirite presentations (+) </text:p>
        </text:list-item>
        <text:list-item>
          <text:p text:style-name="P112">select custom slide show (+/-)</text:p>
        </text:list-item>
      </text:list>
      <text:h text:style-name="Heading_20_3" text:outline-level="3">Cool features after the presentation is over</text:h>
      <text:list text:style-name="L8">
        <text:list-item>
          <text:p text:style-name="P117">take notes during Q&amp;A</text:p>
        </text:list-item>
      </text:list>
      <text:list text:style-name="L5">
        <text:list-item text:start-value="1">
          <text:p text:style-name="P101">Show thumbnails of all slides (like slide sorter) to quickly jump to a slide during Q&amp;A</text:p>
        </text:list-item>
      </text:list>
      <text:list text:style-name="L8">
        <text:list-item text:start-value="1">
          <text:p text:style-name="P117">Graceful happy end: transition to black/credits/contact/logo</text:p>
        </text:list-item>
      </text:list>
      <text:h text:style-name="Heading_20_2" text:outline-level="2">Kick-Off</text:h>
      <text:p text:style-name="Text_20_body">12-Sep-2007; attending: Christian L, Andre F, Christian G., Matthias M-P</text:p>
      <text:p text:style-name="Text_20_body">Concept snippets for Presenter Screen:</text:p>
      <text:list text:style-name="L9">
        <text:list-item>
          <text:p text:style-name="P120">Mouse UI: yes</text:p>
        </text:list-item>
        <text:list-item>
          <text:p text:style-name="P120">No focus for elements</text:p>
        </text:list-item>
        <text:list-item>
          <text:p text:style-name="P120">A11y</text:p>
        </text:list-item>
        <text:list-item>
          <text:p text:style-name="P120">Predefined Layouts</text:p>
        </text:list-item>
        <text:list-item>
          <text:p text:style-name="P120">External theming (no design mode)<text:line-break/></text:p>
        </text:list-item>
        <text:list-item>
          <text:p text:style-name="P125">Current Slide</text:p>
          <text:list>
            <text:list-item>
              <text:p text:style-name="P125">Click for next effect</text:p>
            </text:list-item>
          </text:list>
        </text:list-item>
        <text:list-item>
          <text:p text:style-name="P125">Next Effect or Next Slide</text:p>
          <text:list>
            <text:list-item>
              <text:p text:style-name="P125">Click for next slide (better, next effect)</text:p>
            </text:list-item>
          </text:list>
        </text:list-item>
        <text:list-item>
          <text:p text:style-name="P125">Speaker notes</text:p>
          <text:list>
            <text:list-item>
              <text:p text:style-name="P125">(black on white)</text:p>
            </text:list-item>
            <text:list-item>
              <text:p text:style-name="P125">up (up arrow, U)</text:p>
            </text:list-item>
            <text:list-item>
              <text:p text:style-name="P125">down (down arrow, D)</text:p>
            </text:list-item>
            <text:list-item>
              <text:p text:style-name="P125">zoom in/out (Ctrl +/-)</text:p>
            </text:list-item>
            <text:list-item>
              <text:p text:style-name="P125">styled?? bold, italics, fonts, relative size, colors, / optionoal</text:p>
            </text:list-item>
          </text:list>
        </text:list-item>
        <text:list-item>
          <text:p text:style-name="P125">Clock</text:p>
          <text:list>
            <text:list-item>
              <text:p text:style-name="P125"><text:soft-page-break/>analog or digital</text:p>
            </text:list-item>
          </text:list>
        </text:list-item>
        <text:list-item>
          <text:p text:style-name="P120">Slide "sorter" overlay</text:p>
          <text:list>
            <text:list-item>
              <text:p text:style-name="P120">transparency??</text:p>
            </text:list-item>
          </text:list>
        </text:list-item>
        <text:list-item>
          <text:p text:style-name="P120">Help Overlay<text:line-break/></text:p>
        </text:list-item>
      </text:list>
      <text:h text:style-name="Heading_20_1" text:outline-level="1">Detailed Specification</text:h>
      <text:h text:style-name="P65" text:outline-level="2">System Requirements</text:h>
      <text:list text:style-name="L10">
        <text:list-item>
          <text:p text:style-name="P153">OpenOffice.org 3.0</text:p>
        </text:list-item>
        <text:list-item>
          <text:p text:style-name="P153">StarOffice/StarSuite 9</text:p>
        </text:list-item>
      </text:list>
      <text:p text:style-name="Text_20_body">This is enforced on installation, cf. <text:a xlink:type="simple" xlink:href="http://specs.openoffice.org/appwide/packagemanager/extensiondependencies1.odt">Minimal Support for Extension Dependencies</text:a></text:p>
      <text:p text:style-name="Text_20_body">Furthermore:</text:p>
      <text:list text:style-name="L10">
        <text:list-item text:start-value="1">
          <text:p text:style-name="P153">Java Runtime Environment 1.4</text:p>
        </text:list-item>
        <text:list-item>
          <text:p text:style-name="P153">2 monitors</text:p>
        </text:list-item>
      </text:list>
      <text:h text:style-name="Heading_20_3" text:outline-level="3">Supported Platforms</text:h>
      <text:list text:style-name="L10">
        <text:list-item text:start-value="1">
          <text:p text:style-name="P153">Windows</text:p>
        </text:list-item>
        <text:list-item>
          <text:p text:style-name="P153">Linux</text:p>
        </text:list-item>
        <text:list-item>
          <text:p text:style-name="P153">Solaris</text:p>
        </text:list-item>
        <text:list-item>
          <text:p text:style-name="P153">Mac OS X</text:p>
        </text:list-item>
      </text:list>
      <text:h text:style-name="Heading_20_2" text:outline-level="2">Product and File Name</text:h>
      <text:p text:style-name="Standard"/>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list-item>
                <text:p text:style-name="P180">Product and file name</text:p>
              </text:list-item>
            </text:list>
          </table:table-cell>
          <table:covered-table-cell/>
          <table:table-cell table:style-name="Table16.A1" office:value-type="string">
            <text:p text:style-name="P37">Comment</text:p>
          </table:table-cell>
        </table:table-row>
        <table:table-row>
          <table:table-cell table:style-name="Table16.A2" office:value-type="string">
            <text:p text:style-name="P31">Product name:</text:p>
          </table:table-cell>
          <table:table-cell table:style-name="Table16.B2" office:value-type="string">
            <text:p text:style-name="P42">Presenter Screen</text:p>
          </table:table-cell>
          <table:table-cell table:style-name="Table16.C2" office:value-type="string">
            <text:p text:style-name="P22">Sun's distribution is called “Sun Presenter Screen”</text:p>
          </table:table-cell>
        </table:table-row>
        <table:table-row>
          <table:table-cell table:style-name="Table16.A3" office:value-type="string">
            <text:p text:style-name="P31">File name</text:p>
          </table:table-cell>
          <table:table-cell table:style-name="Table16.B3" office:value-type="string">
            <text:p text:style-name="P42">presenter-screen.oxt</text:p>
          </table:table-cell>
          <table:table-cell table:style-name="Table16.C3" office:value-type="string">
            <text:p text:style-name="P22">Sun's distribution is called “sun-presenter-screen.oxt”</text:p>
          </table:table-cell>
        </table:table-row>
      </table:table>
      <text:p text:style-name="P25"/>
      <text:p text:style-name="P64">Comment: Naming Brainstorming</text:p>
      <text:list text:style-name="L10">
        <text:list-item text:start-value="1">
          <text:p text:style-name="P170">Presentation Console (for the techies)</text:p>
        </text:list-item>
        <text:list-item>
          <text:p text:style-name="P170">Presenter View (Powerpoint)</text:p>
        </text:list-item>
        <text:list-item>
          <text:p text:style-name="P170">Presenter Screen</text:p>
        </text:list-item>
        <text:list-item>
          <text:p text:style-name="P170">Presenter Display (like Keynote)</text:p>
        </text:list-item>
      </text:list>
      <text:h text:style-name="Heading_20_2" text:outline-level="2"><text:soft-page-break/>Application</text:h>
      <text:p text:style-name="P13">The extension is available for <text:span text:style-name="T10">OOo Impress</text:span>. Other applications are not affected.</text:p>
      <text:h text:style-name="Heading_20_2" text:outline-level="2">Localization</text:h>
      <text:p text:style-name="P4">The MediaWiki Extension will be localized to the “Big 10” languages.</text:p>
      <text:h text:style-name="Heading_20_2" text:outline-level="2">Online Help</text:h>
      <text:p text:style-name="Text_20_body">In addition to the integrated online help, a special panel can be called during presentation. This panel contains all shortcuts that are applicable to the presentation mode.</text:p>
      <text:p text:style-name="Text_20_body"><text:span text:style-name="T23">Design TBD</text:span> </text:p>
      <text:h text:style-name="Heading_20_2" text:outline-level="2">Presenter Screen</text:h>
      <text:p text:style-name="Text_20_body">The presenter screen is displayed in full screen without any window chrome.</text:p>
      <text:p text:style-name="Text_20_body">It displays on the screen, that is not used for the slides. (as defined in Slide Show Settings dialog, Presentation Monitor control)</text:p>
      <text:p text:style-name="Text_20_body"><text:span text:style-name="T24">Question</text:span>: What if 3 monitors are hooked up?</text:p>
      <text:p text:style-name="Text_20_body"><text:span text:style-name="T24">Desired feature</text:span>: The context menu is displayed like in the running presentation. /Andre will clarify the feasibility.</text:p>
      <text:h text:style-name="Heading_20_2" text:outline-level="2">Presenter Screen Elements</text:h>
      <text:h text:style-name="Heading_20_3" text:outline-level="3">Current</text:h>
      <text:p text:style-name="Text_20_body">The purpose of the <text:span text:style-name="T19">current slide pane</text:span> is to show the presenter what is currently projected for the <text:s/>audience. The pane displays a static image of the slide show in its current state.</text:p>
      <text:p text:style-name="Text_20_body">Animations are not shown here, only the final frozen state of an animation is shown.</text:p>
      <text:p text:style-name="P13">If the user clicks inside the pane it has the same effect as if he had clicked on the slide show at this position.</text:p>
      <text:list text:style-name="L11">
        <text:list-item>
          <text:p text:style-name="P174">Hyperlinks and shapes with macros work in the preview the same as in the slide show.</text:p>
        </text:list-item>
        <text:list-item>
          <text:p text:style-name="P175">Otherwise NEXT EFFECT as described in <text:a xlink:type="simple" xlink:href="http://specs.openoffice.org/impress/slideshow/ControllingSlideShow.odt">Controlling Slide Shows</text:a></text:p>
        </text:list-item>
      </text:list>
      <text:p text:style-name="P13">The aspect ratio of the current slide pane is the same as the default slide's: 28:21 (width:height)</text:p>
      <text:h text:style-name="Heading_20_3" text:outline-level="3">Preview</text:h>
      <text:p text:style-name="P53">The presenter should know what state of the slide is displayed next.</text:p>
      <text:p text:style-name="Text_20_body">The purpose of the <text:span text:style-name="T19">preview slide pane</text:span> is to show the presenter what will be projected next for the <text:s/>audience. The pane displays a static image of the slide show in its next state or – if all effect on the current slide have been played – the next slide at step 1.</text:p>
      <text:p text:style-name="Text_20_body">Animations are not shown here, only the final frozen state of an animation is shown.</text:p>
      <text:p text:style-name="P13">If the user clicks somewhere inside the pane, the NEXT EFFECT is played (as described in <text:a xlink:type="simple" xlink:href="http://specs.openoffice.org/impress/slideshow/ControllingSlideShow.odt">Controlling Slide Shows</text:a>).</text:p>
      <text:p text:style-name="P16">Hyperlinks and shapes with macros are not activated in the preview pane.</text:p>
      <text:p text:style-name="P13"><text:soft-page-break/>The aspect ratio of the preview pane is the same as the default slide's: 28:21 (width:height)</text:p>
      <text:h text:style-name="Heading_20_3" text:outline-level="3">Notes</text:h>
      <text:p text:style-name="P13">The <text:span text:style-name="T19">notes pane </text:span>displays the textual notes of the current slide. 4 functions are available to control the pane:</text:p>
      <text:list text:style-name="L12">
        <text:list-item>
          <text:p text:style-name="P176">scroll down (key 'D')</text:p>
        </text:list-item>
        <text:list-item>
          <text:p text:style-name="P176">scroll up (key 'U')</text:p>
        </text:list-item>
        <text:list-item>
          <text:p text:style-name="P176">zoom in (Ctrl+'+')</text:p>
        </text:list-item>
        <text:list-item>
          <text:p text:style-name="P176">zoom out (Ctrl+'-')</text:p>
        </text:list-item>
      </text:list>
      <text:p text:style-name="P17">Open Issue: How do we scroll the notes??</text:p>
      <text:p text:style-name="P15">Styles (and bullets) of the text should be preserved. The size is neglected.</text:p>
      <text:p text:style-name="Text_20_body">100% <text:span text:style-name="T19">font size</text:span> = 20pt = default </text:p>
      <text:p text:style-name="P13">Minimum is 50%. Maximum is 400%. The steps are roughly factor 1.2 apart (to be tested)</text:p>
      <text:p text:style-name="P13">The zoom level is persistent and the same for all presentations. </text:p>
      <text:p text:style-name="P17">Design TBD -- It has additional controls at the bottom to zoom the text and to enable and disable text formatting.</text:p>
      <text:p text:style-name="P13">The <text:span text:style-name="T19">text color and the background colors</text:span> are defined via the theme They are independent from the colors of the other elements. (of course, Matthias prefers black text on white background) </text:p>
      <text:h text:style-name="Heading_20_3" text:outline-level="3">Time</text:h>
      <text:p text:style-name="Text_20_body">The time element displays the current time.</text:p>
      <text:p text:style-name="Text_20_body">The time can either be displayed in digital or in analog form. This is defined by the layouts</text:p>
      <text:h text:style-name="Heading_20_3" text:outline-level="3">Count Down</text:h>
      <text:p text:style-name="Text_20_body">The timer element displays the remaining time for the presentation.</text:p>
      <text:p text:style-name="Text_20_body"><text:span text:style-name="T25">Open Issue</text:span>: How does the user define the length for her presentation??</text:p>
      <text:h text:style-name="Heading_20_3" text:outline-level="3">Toolbar</text:h>
      <text:p text:style-name="Text_20_body">The toolbar element offers controls to</text:p>
      <text:list text:style-name="L13">
        <text:list-item>
          <text:p text:style-name="P161">display the number of the current slide and the number of all slides</text:p>
        </text:list-item>
        <text:list-item>
          <text:p text:style-name="P161">go to the previous slide (not for v1.0)</text:p>
        </text:list-item>
        <text:list-item>
          <text:p text:style-name="P161">display the next effect <text:s/>(not for v1.0)</text:p>
        </text:list-item>
        <text:list-item>
          <text:p text:style-name="P161">go to the beginning of the next slide /regardless of the effects of the current slide <text:s/>(not for v1.0)</text:p>
        </text:list-item>
      </text:list>
      <text:h text:style-name="P57" text:outline-level="3">Slides Pane (Film Strip)</text:h>
      <text:p text:style-name="P14">The slides pane displays small previews of the slides in the presentation. It shows them in the same order as they would appear in the slide show. It is not possible to move slides or select slides. Selecting a slide lets the slide show jump to that slide. The current slide is automatically scrolled towards the <text:span text:style-name="T23">center</text:span> of the slide pane. It is visually marked by a selection border. Under each slide preview is the slide number and the slide name. The slide number is the number inside the slide show, not necessary the number of the slide inside the document.</text:p>
      <text:h text:style-name="P57" text:outline-level="3"><text:soft-page-break/>The Navigation Toolbar</text:h>
      <text:p text:style-name="P51">The navigation toolbar uses large icons by default. The following items should be available</text:p>
      <text:p text:style-name="P52">MMP: Functionality and Design TBD</text:p>
      <text:list text:style-name="L14">
        <text:list-item>
          <text:p text:style-name="P137">previous slide</text:p>
          <text:list>
            <text:list-item>
              <text:p text:style-name="P137">slide show stops all animations and goes to the start of the previous slide.</text:p>
            </text:list-item>
          </text:list>
        </text:list-item>
        <text:list-item>
          <text:p text:style-name="P137">slide show context menu</text:p>
          <text:list>
            <text:list-item>
              <text:p text:style-name="P137">opens up the same context menu that is available on the slide show</text:p>
            </text:list-item>
          </text:list>
        </text:list-item>
        <text:list-item>
          <text:p text:style-name="P137">pause</text:p>
          <text:list>
            <text:list-item>
              <text:p text:style-name="P137">Pauses the slide show. Maybe with an additional context menu to black or white the screen.</text:p>
            </text:list-item>
          </text:list>
        </text:list-item>
        <text:list-item>
          <text:p text:style-name="P137">slide number control</text:p>
          <text:list>
            <text:list-item>
              <text:p text:style-name="P137">shows the current slide number and the number of slides in the current slide show</text:p>
            </text:list-item>
            <text:list-item>
              <text:p text:style-name="P137">current slide number should be editable (Combobox?)</text:p>
            </text:list-item>
          </text:list>
        </text:list-item>
        <text:list-item>
          <text:p text:style-name="P137">time control</text:p>
          <text:list>
            <text:list-item>
              <text:p text:style-name="P137">A combobox that either presents the elapsed time since the beginning of the slide show or the current time of day. Using the combobox button switches between these two modes.</text:p>
            </text:list-item>
          </text:list>
        </text:list-item>
        <text:list-item>
          <text:p text:style-name="P137">Next slide</text:p>
          <text:list>
            <text:list-item>
              <text:p text:style-name="P137">slide show skips all remaining animations and goes to the start of the next slide.</text:p>
            </text:list-item>
          </text:list>
        </text:list-item>
      </text:list>
      <text:p text:style-name="P51"/>
      <text:p text:style-name="P14"><text:span text:style-name="T23">TODO</text:span>: Put an item to stop current slide show here? Pressing this as an accident may be fatal during a presentation.</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15">
          <text:list-item>
            <text:p text:style-name="P201">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201">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201">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201">Do designs meet the requirements of the <text:s/><draw:frame draw:style-name="fr2"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201">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201"><text:span text:style-name="T16">Are all menu related changes specified in the </text:span><text:span text:style-name="T16"><draw:frame draw:style-name="fr2"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201"><text:span text:style-name="T16">Are all tool bar related changes specified in the </text:span><text:span text:style-name="T16"><draw:frame draw:style-name="fr2"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201">Is each UI element specified in detail (e.g. default values, input and output ranges, interactions and possible relations to other UI elements and parts of the UI)?</text:p>
          </text:list-item>
          <text:list-item>
            <text:p text:style-name="P201">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16">
          <text:list-item>
            <text:p text:style-name="P210">Is the specification clear enough to the intended readership for being implemented,<text:line-break/>being tested and for being documented?</text:p>
          </text:list-item>
          <text:list-item>
            <text:p text:style-name="P210">Are you using quantifiable statements instead of interpretable generalities? For instance: Have you avoided to use terms like <text:span text:style-name="T19">“more”, “most”, “less”, “easy”, “improve”, “enhanced”, “better”?</text:span></text:p>
          </text:list-item>
          <text:list-item>
            <text:p text:style-name="P210">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17">
          <text:list-item>
            <text:p text:style-name="P213">A caption providing a figure number and a short description of what is displayed in the mock-up.</text:p>
          </text:list-item>
        </text:list>
        <text:p text:style-name="P62"><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180"><text:placeholder text:placeholder-type="text">&lt;Label&gt;</text:placeholder>” - CheckBox Properties</text:p>
                </text:list-item>
              </text:list>
            </table:table-cell>
            <table:covered-table-cell/>
            <table:table-cell table:style-name="Table5.C1" office:value-type="string">
              <text:p text:style-name="P37">Comment</text:p>
            </table:table-cell>
          </table:table-row>
          <table:table-row>
            <table:table-cell table:style-name="Table5.A2" office:value-type="string">
              <text:p text:style-name="P31"><text:span text:style-name="T20">Enabled</text:span>:</text:p>
            </table:table-cell>
            <table:table-cell table:style-name="Table5.B2" office:value-type="string">
              <text:p text:style-name="P41"><text:placeholder text:placeholder-type="text">&lt;Specify When Disabled Here&gt;</text:placeholder></text:p>
            </table:table-cell>
            <table:table-cell table:style-name="Table5.C2" office:value-type="string">
              <text:p text:style-name="P22"/>
            </table:table-cell>
          </table:table-row>
          <table:table-row>
            <table:table-cell table:style-name="Table5.A3" office:value-type="string">
              <text:p text:style-name="P31">Disabled:</text:p>
            </table:table-cell>
            <table:table-cell table:style-name="Table5.B3" office:value-type="string">
              <text:p text:style-name="P41"><text:placeholder text:placeholder-type="text">&lt;Specify When Disabled Here&gt;</text:placeholder></text:p>
            </table:table-cell>
            <table:table-cell table:style-name="Table5.C3" office:value-type="string">
              <text:p text:style-name="P22"/>
            </table:table-cell>
          </table:table-row>
          <table:table-row>
            <table:table-cell table:style-name="Table5.A3" office:value-type="string">
              <text:p text:style-name="P31">Tri-State:</text:p>
            </table:table-cell>
            <table:table-cell table:style-name="Table5.B3" office:value-type="string">
              <text:p text:style-name="P44"><text:placeholder text:placeholder-type="text">&lt;Specify When Tristate Occurs Here&gt;</text:placeholder></text:p>
            </table:table-cell>
            <table:table-cell table:style-name="Table5.C3" office:value-type="string">
              <text:p text:style-name="P22"/>
            </table:table-cell>
          </table:table-row>
          <table:table-row>
            <table:table-cell table:style-name="Table5.A3" office:value-type="string">
              <text:p text:style-name="P49">Checked:</text:p>
            </table:table-cell>
            <table:table-cell table:style-name="Table5.B3" office:value-type="string">
              <text:p text:style-name="P41"><text:placeholder text:placeholder-type="text">&lt;Specify When Checked Here&gt;</text:placeholder></text:p>
            </table:table-cell>
            <table:table-cell table:style-name="Table5.C3" office:value-type="string">
              <text:p text:style-name="P22"/>
            </table:table-cell>
          </table:table-row>
          <table:table-row>
            <table:table-cell table:style-name="Table5.A3" office:value-type="string">
              <text:p text:style-name="P49">Other:</text:p>
            </table:table-cell>
            <table:table-cell table:style-name="Table5.B3" office:value-type="string">
              <text:p text:style-name="P41"><text:placeholder text:placeholder-type="text">&lt;Specify Other Properties Here&gt;</text:placeholder></text:p>
            </table:table-cell>
            <table:table-cell table:style-name="Table5.C3" office:value-type="string">
              <text:p text:style-name="P22"/>
            </table:table-cell>
          </table:table-row>
          <table:table-row>
            <table:table-cell table:style-name="Table5.A3" office:value-type="string">
              <text:p text:style-name="P31">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2"><text:placeholder text:placeholder-type="text">&lt;EN-US&gt;</text:placeholder></text:p>
                  </table:table-cell>
                  <table:table-cell table:style-name="Table5.C3" office:value-type="string">
                    <text:p text:style-name="P39">EN-US</text:p>
                  </table:table-cell>
                </table:table-row>
                <table:table-row>
                  <table:table-cell table:style-name="Table5.B3" office:value-type="string">
                    <text:p text:style-name="P42"><text:placeholder text:placeholder-type="text">&lt;Additional Language (Optional)&gt;</text:placeholder></text:p>
                  </table:table-cell>
                  <table:table-cell table:style-name="Table5.C3" office:value-type="string">
                    <text:p text:style-name="P39">e.g. DE</text:p>
                  </table:table-cell>
                </table:table-row>
              </table:table>
            </table:table-cell>
            <table:covered-table-cell/>
          </table:table-row>
        </table:table>
        <text:p text:style-name="P20"/>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6">Tab Order</text:p>
              </table:table-cell>
              <table:table-cell table:style-name="Table6.A1" office:value-type="string">
                <text:p text:style-name="P26">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2"/>
            </table:table-cell>
          </table:table-row>
        </table:table>
        <text:p text:style-name="Standard"/>
        <text:p text:style-name="P9">Example</text:p>
        <text:section text:style-name="Sect3" text:name="Example" text:display="none">
          <text:p text:style-name="P50"><draw:frame draw:style-name="fr1" draw:name="Frame1" text:anchor-type="paragraph" svg:width="13.227cm" draw:z-index="0"><draw:text-box fo:min-height="5.292cm"><text:p text:style-name="Figure"><draw:frame draw:style-name="fr3"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188">“Insert Footnote” Dialog Properties</text:p>
                  </text:list-item>
                </text:list>
              </table:table-cell>
              <table:covered-table-cell/>
              <table:table-cell table:style-name="Table7.A1" office:value-type="string">
                <text:p text:style-name="P38">Comment</text:p>
              </table:table-cell>
            </table:table-row>
            <table:table-row>
              <table:table-cell table:style-name="Table7.A2" office:value-type="string">
                <text:p text:style-name="P49">State:</text:p>
              </table:table-cell>
              <table:table-cell table:style-name="Table7.B2" office:value-type="string">
                <text:p text:style-name="P41">Modal</text:p>
              </table:table-cell>
              <table:table-cell table:style-name="Table7.C2" office:value-type="string">
                <text:p text:style-name="P39"/>
              </table:table-cell>
            </table:table-row>
            <table:table-row>
              <table:table-cell table:style-name="Table7.A3" office:value-type="string">
                <text:p text:style-name="P31">Type:</text:p>
              </table:table-cell>
              <table:table-cell table:style-name="Table7.B3" office:value-type="string">
                <text:p text:style-name="P41">Dialog</text:p>
              </table:table-cell>
              <table:table-cell table:style-name="Table7.C3" office:value-type="string">
                <text:p text:style-name="P43"/>
              </table:table-cell>
            </table:table-row>
            <table:table-row>
              <table:table-cell table:style-name="Table7.A3" office:value-type="string">
                <text:p text:style-name="P49">Closable:</text:p>
              </table:table-cell>
              <table:table-cell table:style-name="Table7.B3" office:value-type="string">
                <text:p text:style-name="P41">Yes</text:p>
              </table:table-cell>
              <table:table-cell table:style-name="Table7.C3" office:value-type="string">
                <text:p text:style-name="P43"/>
              </table:table-cell>
            </table:table-row>
            <table:table-row>
              <table:table-cell table:style-name="Table7.A3" office:value-type="string">
                <text:p text:style-name="P49">Resizable:</text:p>
              </table:table-cell>
              <table:table-cell table:style-name="Table7.B3" office:value-type="string">
                <text:p text:style-name="P41">No</text:p>
              </table:table-cell>
              <table:table-cell table:style-name="Table7.C3" office:value-type="string">
                <text:p text:style-name="P43"/>
              </table:table-cell>
            </table:table-row>
            <table:table-row>
              <table:table-cell table:style-name="Table7.A3" office:value-type="string">
                <text:p text:style-name="P31">Titel:</text:p>
              </table:table-cell>
              <table:table-cell table:number-columns-spanned="2">
                <table:table table:is-sub-table="true">
                  <table:table-column table:style-name="Table7.B6.1"/>
                  <table:table-column table:style-name="Table7.B6.2"/>
                  <table:table-row>
                    <table:table-cell table:style-name="Table7.B3" office:value-type="string">
                      <text:p text:style-name="P45"><text:span text:style-name="T21">Insert </text:span><text:span text:style-name="T22">Footnote</text:span></text:p>
                    </table:table-cell>
                    <table:table-cell table:style-name="Table7.C3" office:value-type="string">
                      <text:p text:style-name="P43">EN-US</text:p>
                    </table:table-cell>
                  </table:table-row>
                  <table:table-row>
                    <table:table-cell table:style-name="Table7.B3" office:value-type="string">
                      <text:p text:style-name="P46">Fußnote Einfügen</text:p>
                    </table:table-cell>
                    <table:table-cell table:style-name="Table7.C3" office:value-type="string">
                      <text:p text:style-name="P43">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180">“Numbering” Label Properties</text:p>
                  </text:list-item>
                </text:list>
              </table:table-cell>
              <table:covered-table-cell/>
              <table:table-cell table:style-name="Table9.C1" office:value-type="string">
                <text:p text:style-name="P37">Comment</text:p>
              </table:table-cell>
            </table:table-row>
            <table:table-row>
              <table:table-cell table:style-name="Table9.A2" office:value-type="string">
                <text:p text:style-name="P31">Label:</text:p>
              </table:table-cell>
              <table:table-cell table:number-columns-spanned="2">
                <table:table table:is-sub-table="true">
                  <table:table-column table:style-name="Table9.B2.1"/>
                  <table:table-column table:style-name="Table9.B2.2"/>
                  <table:table-row>
                    <table:table-cell table:style-name="Table9.B2.1.1" office:value-type="string">
                      <text:p text:style-name="P42">Numbering</text:p>
                    </table:table-cell>
                    <table:table-cell table:style-name="Table9.B2.2.1" office:value-type="string">
                      <text:p text:style-name="P43">EN-US</text:p>
                    </table:table-cell>
                  </table:table-row>
                  <table:table-row>
                    <table:table-cell table:style-name="Table9.B2.1.2" office:value-type="string">
                      <text:p text:style-name="P42">Nummerierung</text:p>
                    </table:table-cell>
                    <table:table-cell table:style-name="Table9.B2.2.2" office:value-type="string">
                      <text:p text:style-name="P43">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180">“Automatic” - RadioButton Properties</text:p>
                  </text:list-item>
                </text:list>
              </table:table-cell>
              <table:covered-table-cell/>
              <table:table-cell table:style-name="Table10.A1" office:value-type="string">
                <text:p text:style-name="P37">Comment</text:p>
              </table:table-cell>
            </table:table-row>
            <table:table-row>
              <table:table-cell table:style-name="Table10.A2" office:value-type="string">
                <text:p text:style-name="P49">Selected:</text:p>
              </table:table-cell>
              <table:table-cell table:style-name="Table10.B2" office:value-type="string">
                <text:p text:style-name="P41">By default, disable if <text:span text:style-name="T10">#4 </text:span>is selected</text:p>
              </table:table-cell>
              <table:table-cell table:style-name="Table10.C2" office:value-type="string">
                <text:p text:style-name="P41"/>
              </table:table-cell>
            </table:table-row>
            <table:table-row>
              <table:table-cell table:style-name="Table10.A3" office:value-type="string">
                <text:p text:style-name="P31">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2">~Automatic</text:p>
                    </table:table-cell>
                    <table:table-cell table:style-name="Table10.B3.2.1" office:value-type="string">
                      <text:p text:style-name="P43">EN-US</text:p>
                    </table:table-cell>
                  </table:table-row>
                  <table:table-row>
                    <table:table-cell table:style-name="Table10.B3.1.1" office:value-type="string">
                      <text:p text:style-name="P42">~Automatisch</text:p>
                    </table:table-cell>
                    <table:table-cell table:style-name="Table10.B3.2.1" office:value-type="string">
                      <text:p text:style-name="P43">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180">“Character” - RadioButton Properties</text:p>
                  </text:list-item>
                </text:list>
              </table:table-cell>
              <table:covered-table-cell/>
              <table:table-cell table:style-name="Table13.A1" office:value-type="string">
                <text:p text:style-name="P37">Comment</text:p>
              </table:table-cell>
            </table:table-row>
            <table:table-row table:style-name="Table13.2">
              <table:table-cell table:style-name="Table13.A2" office:value-type="string">
                <text:p text:style-name="P49">Selected:</text:p>
              </table:table-cell>
              <table:table-cell table:style-name="Table13.B2" office:value-type="string">
                <text:p text:style-name="P48">Not by default; select if <text:span text:style-name="T10">#3</text:span> is disabled; select if <text:span text:style-name="T10">#5</text:span> is focussed</text:p>
              </table:table-cell>
              <table:table-cell table:style-name="Table13.C2" office:value-type="string">
                <text:p text:style-name="P41"/>
              </table:table-cell>
            </table:table-row>
            <table:table-row>
              <table:table-cell table:style-name="Table13.A3" office:value-type="string">
                <text:p text:style-name="P31">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6">~Character</text:p>
                    </table:table-cell>
                    <table:table-cell table:style-name="Table13.B3.2.1" office:value-type="string">
                      <text:p text:style-name="P43">EN-US</text:p>
                    </table:table-cell>
                  </table:table-row>
                  <table:table-row>
                    <table:table-cell table:style-name="Table13.B3.1.1" office:value-type="string">
                      <text:p text:style-name="P47">~Zeichen</text:p>
                    </table:table-cell>
                    <table:table-cell table:style-name="Table13.B3.2.1" office:value-type="string">
                      <text:p text:style-name="P43">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180">“NAME” - TextField <text:s/>Properties</text:p>
                  </text:list-item>
                </text:list>
              </table:table-cell>
              <table:covered-table-cell/>
              <table:table-cell table:style-name="Table14.A1" office:value-type="string">
                <text:p text:style-name="P37">Comment</text:p>
              </table:table-cell>
            </table:table-row>
            <table:table-row>
              <table:table-cell table:style-name="Table14.A2" office:value-type="string">
                <text:p text:style-name="P23">Enabled:</text:p>
              </table:table-cell>
              <table:table-cell table:style-name="Table14.B2" office:value-type="string">
                <text:p text:style-name="P41">By default</text:p>
              </table:table-cell>
              <table:table-cell table:style-name="Table14.C2" office:value-type="string">
                <text:p text:style-name="P41"/>
              </table:table-cell>
            </table:table-row>
            <table:table-row>
              <table:table-cell table:style-name="Table14.A3" office:value-type="string">
                <text:p text:style-name="P23">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2">N/A</text:p>
                    </table:table-cell>
                    <table:table-cell table:style-name="Table14.B3.2.1" office:value-type="string">
                      <text:p text:style-name="P43"/>
                    </table:table-cell>
                  </table:table-row>
                  <table:table-row>
                    <table:table-cell table:style-name="Table14.B3.1.1" office:value-type="string">
                      <text:p text:style-name="P42">N/A</text:p>
                    </table:table-cell>
                    <table:table-cell table:style-name="Table14.B3.2.1" office:value-type="string">
                      <text:p text:style-name="P43"/>
                    </table:table-cell>
                  </table:table-row>
                </table:table>
              </table:table-cell>
              <table:covered-table-cell/>
            </table:table-row>
          </table:table>
          <text:p text:style-name="P40"/>
          <text:p text:style-name="P10"/>
          <text:p text:style-name="P63"><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6">Tab Order</text:p>
                </table:table-cell>
                <table:table-cell table:style-name="Table15.A1" office:value-type="string">
                  <text:p text:style-name="P26">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2"/>
              </table:table-cell>
            </table:table-row>
          </table:table>
          <text:p text:style-name="P10"/>
        </text:section>
        <text:p text:style-name="P4"/>
      </text:section>
      <text:h text:style-name="Heading_20_2" text:outline-level="2">Options</text:h>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continue-numbering="true">
              <text:list-header>
                <text:p text:style-name="P180">“Weblog” - Options Label Properties</text:p>
              </text:list-header>
            </text:list>
          </table:table-cell>
          <table:covered-table-cell/>
          <table:table-cell table:style-name="Table21.A1" office:value-type="string">
            <text:p text:style-name="P37">Comment</text:p>
          </table:table-cell>
        </table:table-row>
        <table:table-row>
          <table:table-cell table:style-name="Table21.A2" office:value-type="string">
            <text:p text:style-name="P31">Label:</text:p>
          </table:table-cell>
          <table:table-cell table:style-name="Table21.B2" office:value-type="string">
            <text:p text:style-name="P42">Presenter Screen</text:p>
          </table:table-cell>
          <table:table-cell table:style-name="Table21.C2" office:value-type="string">
            <text:p text:style-name="P22">EN-US</text:p>
          </table:table-cell>
        </table:table-row>
      </table:table>
      <text:p text:style-name="Standard"/>
      <text:h text:style-name="Heading_20_3" text:outline-level="3">Presenter Screen Default Layouts</text:h>
      <text:p text:style-name="Text_20_body">We deliver 3 to 5 default layouts that the user can choose from in the Options panel.</text:p>
      <text:p text:style-name="P54">Details TBD</text:p>
      <text:p text:style-name="Text_20_body">The settings are displayed under Tools-Options, under the node Impress. They are called “Presenter Screen”</text:p>
      <text:p text:style-name="Text_20_body">cf: specification <text:a xlink:type="simple" xlink:href="http://specs.openoffice.org/appwide/packagemanager/options_dialog_for_extensions.odt">Options Dialog for Extensions</text:a></text:p>
      <text:p text:style-name="Text_20_body">A combo control to choose between the default layouts.</text:p>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text:style-name="Item_20__23_" text:continue-numbering="true">
              <text:list-header>
                <text:p text:style-name="P180">“Title” in pane - Label Properties</text:p>
              </text:list-header>
            </text:list>
          </table:table-cell>
          <table:covered-table-cell/>
          <table:table-cell table:style-name="Table22.A1" office:value-type="string">
            <text:p text:style-name="P37">Comment</text:p>
          </table:table-cell>
        </table:table-row>
        <table:table-row>
          <table:table-cell table:style-name="Table22.A2" office:value-type="string">
            <text:p text:style-name="P31">Label:</text:p>
          </table:table-cell>
          <table:table-cell table:style-name="Table22.B2" office:value-type="string">
            <text:p text:style-name="P42">Layout</text:p>
          </table:table-cell>
          <table:table-cell table:style-name="Table22.C2" office:value-type="string">
            <text:p text:style-name="P22">EN-US</text:p>
          </table:table-cell>
        </table:table-row>
      </table:table>
      <text:p text:style-name="P24"/>
      <text:p text:style-name="P54">TBD: Names for default layout</text:p>
      <text:p text:style-name="P54">Future Issue: Shall we offer theming as well??</text:p>
      <text:p text:style-name="P54"><text:soft-page-break/></text:p>
      <text:h text:style-name="Heading_20_1" text:outline-level="1">Migration</text:h>
      <text:p text:style-name="Text_20_body">This is an additional user interface only feature so no migration is need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8">
          <text:list-item>
            <text:p text:style-name="P165">Did I specify the incompatible or removed configuration settings?</text:p>
          </text:list-item>
          <text:list-item>
            <text:p text:style-name="P165">Did I specify all newly needed, or removed files, modules?</text:p>
          </text:list-item>
          <text:list-item>
            <text:p text:style-name="P165">Did I specify how users are affected by this change?</text:p>
          </text:list-item>
        </text:list>
      </text:section>
      <text:h text:style-name="Heading_20_1" text:outline-level="1">Configuration</text:h>
      <text:list text:style-name="L19">
        <text:list-item>
          <text:p text:style-name="P168">Zoom level for notes pane</text:p>
        </text:list-item>
        <text:list-item>
          <text:p text:style-name="P168">chosen layout</text:p>
        </text:list-item>
      </text:list>
      <text:section text:style-name="Sect1" text:name="Configuration" text:display="none">
        <text:p text:style-name="Section">If a setting (this includes also user interface settings) has to be stored in the configuration check the following:</text:p>
        <text:list text:style-name="L20">
          <text:list-item>
            <text:p text:style-name="P190">Did I state the default, where setting has to be stored (configuration path)?</text:p>
          </text:list-item>
          <text:list-item>
            <text:p text:style-name="P190">Did I specify which data type it is?</text:p>
          </text:list-item>
          <text:list-item>
            <text:p text:style-name="P190">Did I specify when the setting is activate (restart of application, for all new documents/windows after the change, or also for all opened documents/windows)</text:p>
          </text:list-item>
          <text:list-item>
            <text:p text:style-name="P190">If it is a new / incompatible setting did I specify a migration path?</text:p>
          </text:list-item>
        </text:list>
        <text:p text:style-name="P5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6">Configuration</text:p>
              </table:table-cell>
              <table:table-cell table:style-name="Table4.A1" office:value-type="string">
                <text:p text:style-name="P26">Group</text:p>
              </table:table-cell>
              <table:table-cell table:style-name="Table4.A1" office:value-type="string">
                <text:p text:style-name="P26">Setting</text:p>
              </table:table-cell>
              <table:table-cell table:style-name="Table4.A1" office:value-type="string">
                <text:p text:style-name="P26">Type</text:p>
              </table:table-cell>
              <table:table-cell table:style-name="Table4.A1" office:value-type="string">
                <text:p text:style-name="P26">Default</text:p>
              </table:table-cell>
              <table:table-cell table:style-name="Table4.A1" office:value-type="string">
                <text:p text:style-name="P26">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changes</text:p>
      <text:section text:style-name="Sect1" text:name="File Format" text:display="none">
        <text:p text:style-name="Section">If this functionality changes the file format it has to be described here:</text:p>
        <text:list text:style-name="L21">
          <text:list-item>
            <text:p text:style-name="P194">which elements, attributes or/and properties are affected,</text:p>
          </text:list-item>
          <text:list-item>
            <text:p text:style-name="P194">how it will affect older revisions of the file format </text:p>
          </text:list-item>
          <text:list-item>
            <text:p text:style-name="P194">Export/Import-transformation to older revisions, if incompatible changes are needed</text:p>
          </text:list-item>
        </text:list>
        <text:p text:style-name="P5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6">File</text:p>
              </table:table-cell>
              <table:table-cell table:style-name="Table8.A1" office:value-type="string">
                <text:p text:style-name="P26">Section</text:p>
              </table:table-cell>
              <table:table-cell table:style-name="Table8.A1" office:value-type="string">
                <text:p text:style-name="P26">Setting</text:p>
              </table:table-cell>
              <table:table-cell table:style-name="Table8.A1" office:value-type="string">
                <text:p text:style-name="P26">Type</text:p>
              </table:table-cell>
              <table:table-cell table:style-name="Table8.A1" office:value-type="string">
                <text:p text:style-name="P26">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6">Issue</text:p>
            </table:table-cell>
            <table:table-cell table:style-name="Table23.A1" office:value-type="string">
              <text:p text:style-name="P26">Initials</text:p>
            </table:table-cell>
            <table:table-cell table:style-name="Table23.A1" office:value-type="string">
              <text:p text:style-name="P26">Date</text:p>
            </table:table-cell>
          </table:table-row>
        </table:table-header-rows>
        <table:table-row>
          <table:table-cell table:style-name="Table23.A2" office:value-type="string">
            <text:p text:style-name="P33">Presenter view configuration: We should redesign the slide show settings dialog. Maybe tabs? Highly depends on shopcomponent or not.</text:p>
          </table:table-cell>
          <table:table-cell table:style-name="Table23.A2" office:value-type="string">
            <text:p text:style-name="P30">CJ</text:p>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ext_20_body">Presenter Screen Customization will not be possible for version 1.0</text:p>
          </table:table-cell>
          <table:table-cell table:style-name="Table23.A3" office:value-type="string">
            <text:p text:style-name="P30">MMP</text:p>
          </table:table-cell>
          <table:table-cell table:style-name="Table23.C3" office:value-type="string">
            <text:p text:style-name="Table_20_Contents"><text:date style:data-style-name="N37" text:date-value="2007-10-24T12:52:24.31" text:fixed="true">10/24/07</text:date></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7">Rev. </text:p>
            </table:table-cell>
            <table:table-cell table:style-name="Table24.A1" office:value-type="string">
              <text:p text:style-name="P27">Change</text:p>
            </table:table-cell>
            <table:table-cell table:style-name="Table24.A1" office:value-type="string">
              <text:p text:style-name="P27">Initials</text:p>
            </table:table-cell>
            <table:table-cell table:style-name="Table24.A1" office:value-type="string">
              <text:p text:style-name="P27">Date</text:p>
            </table:table-cell>
          </table:table-row>
        </table:table-header-rows>
        <table:table-row>
          <table:table-cell table:style-name="Table24.A2" office:value-type="string">
            <text:p text:style-name="P30">1</text:p>
          </table:table-cell>
          <table:table-cell table:style-name="Table24.A2" office:value-type="string">
            <text:p text:style-name="Table_20_Contents">* Create concept based on UX kickoff workshop 3-May-2007</text:p>
            <text:p text:style-name="Table_20_Contents">* copy detailed specification parts from pre-existing spec document from Christian Lippka</text:p>
            <text:p text:style-name="Table_20_Contents">* add detailed specifications for extension (name, system requirements, ...)</text:p>
          </table:table-cell>
          <table:table-cell table:style-name="Table24.A2" office:value-type="string">
            <text:p text:style-name="P30">MMP</text:p>
          </table:table-cell>
          <table:table-cell table:style-name="Table24.D2" office:value-type="string">
            <text:p text:style-name="Table_20_Contents"><text:date style:data-style-name="N75" text:date-value="2007-05-10T12:18:40.43" text:fixed="true">May 10, 2007</text:date></text:p>
          </table:table-cell>
        </table:table-row>
        <table:table-row>
          <table:table-cell table:style-name="Table24.A2" office:value-type="string">
            <text:p text:style-name="P30">2</text:p>
          </table:table-cell>
          <table:table-cell table:style-name="Table24.A2" office:value-type="string">
            <text:p text:style-name="Table_20_Contents">New iTeam lead: Kai Ahrens</text:p>
          </table:table-cell>
          <table:table-cell table:style-name="Table24.A2" office:value-type="string">
            <text:p text:style-name="P30">MMP</text:p>
          </table:table-cell>
          <table:table-cell table:style-name="Table24.D2" office:value-type="string">
            <text:p text:style-name="Table_20_Contents"><text:date style:data-style-name="N75" text:date-value="2007-05-15T17:36:27.60" text:fixed="true">May 15, 2007</text:date></text:p>
          </table:table-cell>
        </table:table-row>
        <table:table-row>
          <table:table-cell table:style-name="Table24.A2" office:value-type="string">
            <text:p text:style-name="P30">3</text:p>
          </table:table-cell>
          <table:table-cell table:style-name="Table24.A2" office:value-type="string">
            <text:p text:style-name="Table_20_Contents">specify Current, Preview, Notes, Time after KickOff yesterday.</text:p>
          </table:table-cell>
          <table:table-cell table:style-name="Table24.A2" office:value-type="string">
            <text:p text:style-name="P30">MMP</text:p>
          </table:table-cell>
          <table:table-cell table:style-name="Table24.D2" office:value-type="string">
            <text:p text:style-name="Table_20_Contents"><text:date style:data-style-name="N75" text:date-value="2007-09-13T13:56:00.84" text:fixed="true">Sep 13, 2007</text:date></text:p>
          </table:table-cell>
        </table:table-row>
        <table:table-row>
          <table:table-cell table:style-name="Table24.A2" office:value-type="string">
            <text:p text:style-name="P30">4</text:p>
          </table:table-cell>
          <table:table-cell table:style-name="Table24.A2" office:value-type="string">
            <text:p text:style-name="Table_20_Contents">Several changes as discussed with Andre</text:p>
          </table:table-cell>
          <table:table-cell table:style-name="Table24.A2" office:value-type="string">
            <text:p text:style-name="P30">MMP</text:p>
          </table:table-cell>
          <table:table-cell table:style-name="Table24.D2" office:value-type="string">
            <text:p text:style-name="Table_20_Contents"><text:date style:data-style-name="N75" text:date-value="2007-10-08T16:10:23.95" text:fixed="true">Oct 8, 2007</text:date></text:p>
          </table:table-cell>
        </table:table-row>
        <table:table-row>
          <table:table-cell table:style-name="Table24.A2" office:value-type="string">
            <text:p text:style-name="P30">5</text:p>
          </table:table-cell>
          <table:table-cell table:style-name="Table24.A2" office:value-type="string">
            <text:p text:style-name="Table_20_Contents">Link to <text:a xlink:type="simple" xlink:href="http://wiki.services.openoffice.org/wiki/Presenter_Screen">project home page</text:a></text:p>
          </table:table-cell>
          <table:table-cell table:style-name="Table24.A2" office:value-type="string">
            <text:p text:style-name="P30"/>
          </table:table-cell>
          <table:table-cell table:style-name="Table24.D2" office:value-type="string">
            <text:p text:style-name="Table_20_Contents"/>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Arial" svg:font-family="Arial, Helvetica"/>
    <style:font-face style:name="StarSymbol3"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master-page-name="">
      <style:paragraph-properties fo:margin-top="0cm" fo:margin-bottom="0.212cm" fo:orphans="2" fo:widows="2" style:page-number="auto"/>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Presenter Screen</text:p>
      </style:header>
      <style:footer>
        <text:p text:style-name="P2"><text:span text:style-name="T1">http://specs.openoffice.org/impress/extensions/PresenterScreen.odt</text:span><text:tab/><text:page-number text:select-page="current">9</text:page-number></text:p>
      </style:footer>
    </style:master-page>
    <style:master-page style:name="First_20_Page" style:display-name="First Page" style:page-layout-name="pm2" style:next-style-name="Standard">
      <style:footer>
        <text:p text:style-name="P3"><text:page-number text:select-page="current">9</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initial-creator>Matthias Müller-Prove</meta:initial-creator>
    <meta:creation-date>2007-05-10T11:18:53</meta:creation-date>
    <dc:creator>Matthias Müller-Prove</dc:creator>
    <dc:date>2007-10-24T12:55:00</dc:date>
    <meta:editing-cycles>18</meta:editing-cycles>
    <meta:editing-duration>PT6H28M24S</meta:editing-duration>
    <meta:user-defined meta:name="Info 1">version =2.0</meta:user-defined>
    <meta:user-defined meta:name="Info 2"/>
    <meta:user-defined meta:name="Info 3"/>
    <meta:user-defined meta:name="Info 4"/>
    <meta:document-statistic meta:table-count="20" meta:image-count="14" meta:object-count="0" meta:page-count="11" meta:paragraph-count="363" meta:word-count="2267" meta:character-count="13880"/>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